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337cm"/>
    </style:style>
    <style:style style:family="table-row" style:name="ro8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 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 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 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 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95" style:display-name="ce9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6" style:display-name="ce9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5">
          <table:table-cell ns41:value-type="string" table:style-name="ce7" office:value-type="string">
            <text:p>Zwolle *</text:p>
          </table:table-cell>
          <table:table-cell table:style-name="ce6"/>
          <table:table-cell ns41:value-type="float" table:style-name="ce24" office:value="2890" office:value-type="float">
            <text:p>2890</text:p>
          </table:table-cell>
          <table:table-cell ns41:value-type="float" table:style-name="ce34" office:value="3279" office:value-type="float">
            <text:p>3279</text:p>
          </table:table-cell>
          <table:table-cell ns41:value-type="float" table:style-name="ce34" office:value="5096" office:value-type="float">
            <text:p>5096</text:p>
          </table:table-cell>
          <table:table-cell ns41:value-type="float" table:style-name="ce34" office:value="2551" office:value-type="float">
            <text:p>2551</text:p>
          </table:table-cell>
          <table:table-cell ns41:value-type="float" table:style-name="ce34" office:value="286" office:value-type="float">
            <text:p>286</text:p>
          </table:table-cell>
          <table:table-cell table:formula="of:=SUM([.E8:.G8])" ns41:value-type="float" table:style-name="ce39" office:value-type="float" office:value="7933">
            <text:p>7933</text:p>
          </table:table-cell>
          <table:table-cell ns41:value-type="float" table:style-name="ce34" office:value="5627" office:value-type="float">
            <text:p>5627</text:p>
          </table:table-cell>
          <table:table-cell ns41:value-type="float" table:style-name="ce34" office:value="2530" office:value-type="float">
            <text:p>2530</text:p>
          </table:table-cell>
          <table:table-cell ns41:value-type="float" table:style-name="ce34" office:value="860" office:value-type="float">
            <text:p>860</text:p>
          </table:table-cell>
          <table:table-cell table:formula="of:=SUM([.I8:.K8])" ns41:value-type="float" table:style-name="ce39" office:value-type="float" office:value="9017">
            <text:p>9017</text:p>
          </table:table-cell>
          <table:table-cell table:formula="of:=SUM([.L8];[.H8])" ns41:value-type="float" table:style-name="ce41" office:value-type="float" office:value="16950">
            <text:p>16950</text:p>
          </table:table-cell>
          <table:table-cell ns41:value-type="float" table:style-name="ce34" office:value="12244" office:value-type="float">
            <text:p>12244</text:p>
          </table:table-cell>
          <table:table-cell ns41:value-type="float" table:style-name="ce34" office:value="4171" office:value-type="float">
            <text:p>4171</text:p>
          </table:table-cell>
          <table:table-cell ns41:value-type="float" table:style-name="ce34" office:value="535" office:value-type="float">
            <text:p>535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eventer *</text:p>
          </table:table-cell>
          <table:table-cell table:style-name="ce6"/>
          <table:table-cell ns41:value-type="float" table:style-name="ce25" office:value="2580" office:value-type="float">
            <text:p>2580</text:p>
          </table:table-cell>
          <table:table-cell ns41:value-type="float" table:style-name="ce34" office:value="2947" office:value-type="float">
            <text:p>2947</text:p>
          </table:table-cell>
          <table:table-cell ns41:value-type="float" table:style-name="ce34" office:value="4401" office:value-type="float">
            <text:p>4401</text:p>
          </table:table-cell>
          <table:table-cell ns41:value-type="float" table:style-name="ce34" office:value="2320" office:value-type="float">
            <text:p>2320</text:p>
          </table:table-cell>
          <table:table-cell ns41:value-type="float" table:style-name="ce34" office:value="227" office:value-type="float">
            <text:p>227</text:p>
          </table:table-cell>
          <table:table-cell table:formula="of:=SUM([.E9:.G9])" ns41:value-type="float" table:style-name="ce39" office:value-type="float" office:value="6948">
            <text:p>6948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2355" office:value-type="float">
            <text:p>2355</text:p>
          </table:table-cell>
          <table:table-cell ns41:value-type="float" table:style-name="ce34" office:value="674" office:value-type="float">
            <text:p>674</text:p>
          </table:table-cell>
          <table:table-cell table:formula="of:=SUM([.I9:.K9])" ns41:value-type="float" table:style-name="ce39" office:value-type="float" office:value="7431">
            <text:p>7431</text:p>
          </table:table-cell>
          <table:table-cell table:formula="of:=SUM([.L9];[.H9])" ns41:value-type="float" table:style-name="ce42" office:value-type="float" office:value="14379">
            <text:p>14379</text:p>
          </table:table-cell>
          <table:table-cell ns41:value-type="float" table:style-name="ce34" office:value="10571" office:value-type="float">
            <text:p>10571</text:p>
          </table:table-cell>
          <table:table-cell ns41:value-type="float" table:style-name="ce34" office:value="3521" office:value-type="float">
            <text:p>352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9" office:value-type="string">
            <text:p>Kampen</text:p>
          </table:table-cell>
          <table:table-cell table:style-name="ce6"/>
          <table:table-cell ns41:value-type="float" table:style-name="ce25" office:value="1581" office:value-type="float">
            <text:p>1581</text:p>
          </table:table-cell>
          <table:table-cell ns41:value-type="float" table:style-name="ce34" office:value="1854" office:value-type="float">
            <text:p>1854</text:p>
          </table:table-cell>
          <table:table-cell ns41:value-type="float" table:style-name="ce34" office:value="2552" office:value-type="float">
            <text:p>2552</text:p>
          </table:table-cell>
          <table:table-cell ns41:value-type="float" table:style-name="ce34" office:value="1440" office:value-type="float">
            <text:p>1440</text:p>
          </table:table-cell>
          <table:table-cell ns41:value-type="float" table:style-name="ce34" office:value="151" office:value-type="float">
            <text:p>151</text:p>
          </table:table-cell>
          <table:table-cell table:formula="of:=SUM([.E10:.G10])" ns41:value-type="float" table:style-name="ce39" office:value-type="float" office:value="4143">
            <text:p>4143</text:p>
          </table:table-cell>
          <table:table-cell ns41:value-type="float" table:style-name="ce34" office:value="3010" office:value-type="float">
            <text:p>3010</text:p>
          </table:table-cell>
          <table:table-cell ns41:value-type="float" table:style-name="ce34" office:value="1434" office:value-type="float">
            <text:p>1434</text:p>
          </table:table-cell>
          <table:table-cell ns41:value-type="float" table:style-name="ce34" office:value="485" office:value-type="float">
            <text:p>485</text:p>
          </table:table-cell>
          <table:table-cell table:formula="of:=SUM([.I10:.K10])" ns41:value-type="float" table:style-name="ce39" office:value-type="float" office:value="4929">
            <text:p>4929</text:p>
          </table:table-cell>
          <table:table-cell table:formula="of:=SUM([.L10];[.H10])" ns41:value-type="float" table:style-name="ce39" office:value-type="float" office:value="9072">
            <text:p>9072</text:p>
          </table:table-cell>
          <table:table-cell ns41:value-type="float" table:style-name="ce34" office:value="7222" office:value-type="float">
            <text:p>7222</text:p>
          </table:table-cell>
          <table:table-cell ns41:value-type="float" table:style-name="ce34" office:value="1571" office:value-type="float">
            <text:p>1571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1:value-type="string" table:style-name="ce10" office:value-type="string">
            <text:p>Totaal</text:p>
          </table:table-cell>
          <table:table-cell table:style-name="ce6"/>
          <table:table-cell table:formula="of:=SUM([.C8:.C10])" ns41:value-type="float" table:style-name="ce26" office:value-type="float" office:value="7051">
            <text:p>7051</text:p>
          </table:table-cell>
          <table:table-cell table:formula="of:=SUM([.D8:.D10])" ns41:value-type="float" table:style-name="ce35" office:value-type="float" office:value="8080">
            <text:p>8080</text:p>
          </table:table-cell>
          <table:table-cell table:formula="of:=SUM([.E8:.E10])" ns41:value-type="float" table:style-name="ce35" office:value-type="float" office:value="12049">
            <text:p>12049</text:p>
          </table:table-cell>
          <table:table-cell table:formula="of:=SUM([.F8:.F10])" ns41:value-type="float" table:style-name="ce35" office:value-type="float" office:value="6311">
            <text:p>6311</text:p>
          </table:table-cell>
          <table:table-cell table:formula="of:=SUM([.G8:.G10])" ns41:value-type="float" table:style-name="ce35" office:value-type="float" office:value="664">
            <text:p>664</text:p>
          </table:table-cell>
          <table:table-cell table:formula="of:=SUM([.H8:.H10])" ns41:value-type="float" table:style-name="ce35" office:value-type="float" office:value="19024">
            <text:p>19024</text:p>
          </table:table-cell>
          <table:table-cell table:formula="of:=SUM([.I8:.I10])" ns41:value-type="float" table:style-name="ce35" office:value-type="float" office:value="13039">
            <text:p>13039</text:p>
          </table:table-cell>
          <table:table-cell table:formula="of:=SUM([.J8:.J10])" ns41:value-type="float" table:style-name="ce35" office:value-type="float" office:value="6319">
            <text:p>6319</text:p>
          </table:table-cell>
          <table:table-cell table:formula="of:=SUM([.K8:.K10])" ns41:value-type="float" table:style-name="ce35" office:value-type="float" office:value="2019">
            <text:p>2019</text:p>
          </table:table-cell>
          <table:table-cell table:formula="of:=SUM([.L8:.L10])" ns41:value-type="float" table:style-name="ce35" office:value-type="float" office:value="21377">
            <text:p>21377</text:p>
          </table:table-cell>
          <table:table-cell table:formula="of:=SUM([.M8:.M10])" ns41:value-type="float" table:style-name="ce35" office:value-type="float" office:value="40401">
            <text:p>40401</text:p>
          </table:table-cell>
          <table:table-cell table:formula="of:=SUM([.N8:.N10])" ns41:value-type="float" table:style-name="ce35" office:value-type="float" office:value="30037">
            <text:p>30037</text:p>
          </table:table-cell>
          <table:table-cell table:formula="of:=SUM([.O8:.O10])" ns41:value-type="float" table:style-name="ce35" office:value-type="float" office:value="9263">
            <text:p>9263</text:p>
          </table:table-cell>
          <table:table-cell table:formula="of:=SUM([.P8:.P10])" ns41:value-type="float" table:style-name="ce35" office:value-type="float" office:value="1077">
            <text:p>1077</text:p>
          </table:table-cell>
          <table:table-cell table:formula="of:=SUM([.Q8:.Q10])" ns41:value-type="float" table:style-name="ce35" office:value-type="float" office:value="24">
            <text:p>2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58" office:value-type="float">
            <text:p>58</text:p>
          </table:table-cell>
          <table:table-cell ns41:value-type="float" table:style-name="ce58" office:value="59" office:value-type="float">
            <text:p>59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ce12" office:value-type="string">
            <text:p>1.Hieronder begrepen het garnizoen, bedragende 388 zielen.</text:p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5">
          <table:table-cell ns41:value-type="string" table:style-name="ce13" office:value-type="string">
            <text:p>2.Hieronder begrepen het garnizoen, bedragende 372 zielen.</text:p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/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style-name="ce15"/>
          <table:table-cell table:number-columns-repeated="1023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5">
          <table:table-cell ns41:value-type="string" table:style-name="ce7" office:value-type="string">
            <text:p>Almelo (stad)</text:p>
          </table:table-cell>
          <table:table-cell table:style-name="ce6"/>
          <table:table-cell ns41:value-type="float" table:style-name="ce24" office:value="649" office:value-type="float">
            <text:p>649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7" office:value-type="float">
            <text:p>57</text:p>
          </table:table-cell>
          <table:table-cell table:formula="of:=SUM([.E8:.G8])" ns41:value-type="float" table:style-name="ce39" office:value-type="float" office:value="1524">
            <text:p>1524</text:p>
          </table:table-cell>
          <table:table-cell ns41:value-type="float" table:style-name="ce34" office:value="1038" office:value-type="float">
            <text:p>103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56" office:value-type="float">
            <text:p>156</text:p>
          </table:table-cell>
          <table:table-cell table:formula="of:=SUM([.I8:.K8])" ns41:value-type="float" table:style-name="ce39" office:value-type="float" office:value="1714">
            <text:p>1714</text:p>
          </table:table-cell>
          <table:table-cell table:formula="of:=SUM([.L8];[.H8])" ns41:value-type="float" table:style-name="ce39" office:value-type="float" office:value="3238">
            <text:p>3238</text:p>
          </table:table-cell>
          <table:table-cell ns41:value-type="float" table:style-name="ce34" office:value="2626" office:value-type="float">
            <text:p>2626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226" office:value-type="float">
            <text:p>226</text:p>
          </table:table-cell>
          <table:table-cell table:style-name="ce34"/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58" office:value-type="float">
            <text:p>58</text:p>
          </table:table-cell>
          <table:table-cell ns41:value-type="float" table:style-name="ce56" office:value="59" office:value-type="float">
            <text:p>59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Almelo (ambt)</text:p>
          </table:table-cell>
          <table:table-cell table:style-name="ce6"/>
          <table:table-cell ns41:value-type="float" table:style-name="ce25" office:value="504" office:value-type="float">
            <text:p>504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57" office:value-type="float">
            <text:p>57</text:p>
          </table:table-cell>
          <table:table-cell table:formula="of:=SUM([.E9:.G9])" ns41:value-type="float" table:style-name="ce39" office:value-type="float" office:value="1412">
            <text:p>1412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5" office:value-type="float">
            <text:p>85</text:p>
          </table:table-cell>
          <table:table-cell table:formula="of:=SUM([.I9:.K9])" ns41:value-type="float" table:style-name="ce39" office:value-type="float" office:value="1347">
            <text:p>1347</text:p>
          </table:table-cell>
          <table:table-cell table:formula="of:=SUM([.L9];[.H9])" ns41:value-type="float" table:style-name="ce39" office:value-type="float" office:value="2759">
            <text:p>2759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18" office:value-type="float">
            <text:p>1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Avereest</text:p>
          </table:table-cell>
          <table:table-cell table:style-name="ce6"/>
          <table:table-cell ns41:value-type="float" table:style-name="ce25" office:value="702" office:value-type="float">
            <text:p>70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676" office:value-type="float">
            <text:p>676</text:p>
          </table:table-cell>
          <table:table-cell ns41:value-type="float" table:style-name="ce34" office:value="51" office:value-type="float">
            <text:p>51</text:p>
          </table:table-cell>
          <table:table-cell table:formula="of:=SUM([.E10:.G10])" ns41:value-type="float" table:style-name="ce39" office:value-type="float" office:value="1932">
            <text:p>1932</text:p>
          </table:table-cell>
          <table:table-cell ns41:value-type="float" table:style-name="ce34" office:value="1091" office:value-type="float">
            <text:p>1091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83" office:value-type="float">
            <text:p>83</text:p>
          </table:table-cell>
          <table:table-cell table:formula="of:=SUM([.I10:.K10])" ns41:value-type="float" table:style-name="ce39" office:value-type="float" office:value="1849">
            <text:p>1849</text:p>
          </table:table-cell>
          <table:table-cell table:formula="of:=SUM([.L10];[.H10])" ns41:value-type="float" table:style-name="ce39" office:value-type="float" office:value="3781">
            <text:p>3781</text:p>
          </table:table-cell>
          <table:table-cell ns41:value-type="float" table:style-name="ce34" office:value="3204" office:value-type="float">
            <text:p>3204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35" office:value-type="float">
            <text:p>3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Bathmen</text:p>
          </table:table-cell>
          <table:table-cell table:style-name="ce6"/>
          <table:table-cell ns41:value-type="float" table:style-name="ce25" office:value="240" office:value-type="float">
            <text:p>2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33" office:value-type="float">
            <text:p>33</text:p>
          </table:table-cell>
          <table:table-cell table:formula="of:=SUM([.E11:.G11])" ns41:value-type="float" table:style-name="ce39" office:value-type="float" office:value="768">
            <text:p>768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39" office:value-type="float">
            <text:p>39</text:p>
          </table:table-cell>
          <table:table-cell table:formula="of:=SUM([.I11:.K11])" ns41:value-type="float" table:style-name="ce39" office:value-type="float" office:value="739">
            <text:p>739</text:p>
          </table:table-cell>
          <table:table-cell table:formula="of:=SUM([.L11];[.H11])" ns41:value-type="float" table:style-name="ce39" office:value-type="float" office:value="1507">
            <text:p>1507</text:p>
          </table:table-cell>
          <table:table-cell ns41:value-type="float" table:style-name="ce34" office:value="1395" office:value-type="float">
            <text:p>139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5" office:value-type="float">
            <text:p>2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Blankenham</text:p>
          </table:table-cell>
          <table:table-cell table:style-name="ce6"/>
          <table:table-cell ns41:value-type="float" table:style-name="ce25" office:value="47" office:value-type="float">
            <text:p>47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" office:value-type="float">
            <text:p>3</text:p>
          </table:table-cell>
          <table:table-cell table:formula="of:=SUM([.E12:.G12])" ns41:value-type="float" table:style-name="ce39" office:value-type="float" office:value="141">
            <text:p>14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formula="of:=SUM([.I12:.K12])" ns41:value-type="float" table:style-name="ce39" office:value-type="float" office:value="141">
            <text:p>141</text:p>
          </table:table-cell>
          <table:table-cell table:formula="of:=SUM([.L12];[.H12])" ns41:value-type="float" table:style-name="ce39" office:value-type="float" office:value="282">
            <text:p>282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Blokzijl</text:p>
          </table:table-cell>
          <table:table-cell table:style-name="ce6"/>
          <table:table-cell ns41:value-type="float" table:style-name="ce25" office:value="349" office:value-type="float">
            <text:p>349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21" office:value-type="float">
            <text:p>21</text:p>
          </table:table-cell>
          <table:table-cell table:formula="of:=SUM([.E13:.G13])" ns41:value-type="float" table:style-name="ce39" office:value-type="float" office:value="803">
            <text:p>803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70" office:value-type="float">
            <text:p>70</text:p>
          </table:table-cell>
          <table:table-cell table:formula="of:=SUM([.I13:.K13])" ns41:value-type="float" table:style-name="ce39" office:value-type="float" office:value="863">
            <text:p>863</text:p>
          </table:table-cell>
          <table:table-cell table:formula="of:=SUM([.L13];[.H13])" ns41:value-type="float" table:style-name="ce39" office:value-type="float" office:value="1666">
            <text:p>1666</text:p>
          </table:table-cell>
          <table:table-cell ns41:value-type="float" table:style-name="ce34" office:value="1588" office:value-type="float">
            <text:p>158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Borne</text:p>
          </table:table-cell>
          <table:table-cell table:style-name="ce6"/>
          <table:table-cell ns41:value-type="float" table:style-name="ce25" office:value="517" office:value-type="float">
            <text:p>51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1104" office:value-type="float">
            <text:p>110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75" office:value-type="float">
            <text:p>75</text:p>
          </table:table-cell>
          <table:table-cell table:formula="of:=SUM([.E14:.G14])" ns41:value-type="float" table:style-name="ce39" office:value-type="float" office:value="1673">
            <text:p>1673</text:p>
          </table:table-cell>
          <table:table-cell ns41:value-type="float" table:style-name="ce34" office:value="1046" office:value-type="float">
            <text:p>1046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117" office:value-type="float">
            <text:p>117</text:p>
          </table:table-cell>
          <table:table-cell table:formula="of:=SUM([.I14:.K14])" ns41:value-type="float" table:style-name="ce39" office:value-type="float" office:value="1650">
            <text:p>1650</text:p>
          </table:table-cell>
          <table:table-cell table:formula="of:=SUM([.L14];[.H14])" ns41:value-type="float" table:style-name="ce39" office:value-type="float" office:value="3323">
            <text:p>3323</text:p>
          </table:table-cell>
          <table:table-cell ns41:value-type="float" table:style-name="ce34" office:value="757" office:value-type="float">
            <text:p>757</text:p>
          </table:table-cell>
          <table:table-cell ns41:value-type="float" table:style-name="ce34" office:value="2414" office:value-type="float">
            <text:p>241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4" office:value-type="float">
            <text:p>10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alfsen</text:p>
          </table:table-cell>
          <table:table-cell table:style-name="ce6"/>
          <table:table-cell ns41:value-type="float" table:style-name="ce25" office:value="703" office:value-type="float">
            <text:p>703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29" office:value-type="float">
            <text:p>729</text:p>
          </table:table-cell>
          <table:table-cell ns41:value-type="float" table:style-name="ce34" office:value="101" office:value-type="float">
            <text:p>101</text:p>
          </table:table-cell>
          <table:table-cell table:formula="of:=SUM([.E15:.G15])" ns41:value-type="float" table:style-name="ce39" office:value-type="float" office:value="2325">
            <text:p>2325</text:p>
          </table:table-cell>
          <table:table-cell ns41:value-type="float" table:style-name="ce34" office:value="1316" office:value-type="float">
            <text:p>1316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165" office:value-type="float">
            <text:p>165</text:p>
          </table:table-cell>
          <table:table-cell table:formula="of:=SUM([.I15:.K15])" ns41:value-type="float" table:style-name="ce39" office:value-type="float" office:value="2209">
            <text:p>2209</text:p>
          </table:table-cell>
          <table:table-cell table:formula="of:=SUM([.L15];[.H15])" ns41:value-type="float" table:style-name="ce39" office:value-type="float" office:value="4534">
            <text:p>4534</text:p>
          </table:table-cell>
          <table:table-cell ns41:value-type="float" table:style-name="ce34" office:value="3107" office:value-type="float">
            <text:p>3107</text:p>
          </table:table-cell>
          <table:table-cell ns41:value-type="float" table:style-name="ce34" office:value="1400" office:value-type="float">
            <text:p>1400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elden (stad)</text:p>
          </table:table-cell>
          <table:table-cell table:style-name="ce6"/>
          <table:table-cell ns41:value-type="float" table:style-name="ce25" office:value="255" office:value-type="float">
            <text:p>25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table:formula="of:=SUM([.E16:.G16])" ns41:value-type="float" table:style-name="ce39" office:value-type="float" office:value="749">
            <text:p>749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8" office:value-type="float">
            <text:p>48</text:p>
          </table:table-cell>
          <table:table-cell table:formula="of:=SUM([.I16:.K16])" ns41:value-type="float" table:style-name="ce39" office:value-type="float" office:value="746">
            <text:p>746</text:p>
          </table:table-cell>
          <table:table-cell table:formula="of:=SUM([.L16];[.H16])" ns41:value-type="float" table:style-name="ce39" office:value-type="float" office:value="1495">
            <text:p>1495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684" office:value-type="float">
            <text:p>684</text:p>
          </table:table-cell>
          <table:table-cell ns41:value-type="float" table:style-name="ce34" office:value="68" office:value-type="float">
            <text:p>6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elden (ambt)</text:p>
          </table:table-cell>
          <table:table-cell table:style-name="ce6"/>
          <table:table-cell ns41:value-type="float" table:style-name="ce25" office:value="481" office:value-type="float">
            <text:p>481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061" office:value-type="float">
            <text:p>1061</text:p>
          </table:table-cell>
          <table:table-cell ns41:value-type="float" table:style-name="ce34" office:value="457" office:value-type="float">
            <text:p>457</text:p>
          </table:table-cell>
          <table:table-cell ns41:value-type="float" table:style-name="ce34" office:value="62" office:value-type="float">
            <text:p>62</text:p>
          </table:table-cell>
          <table:table-cell table:formula="of:=SUM([.E17:.G17])" ns41:value-type="float" table:style-name="ce39" office:value-type="float" office:value="1580">
            <text:p>1580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83" office:value-type="float">
            <text:p>83</text:p>
          </table:table-cell>
          <table:table-cell table:formula="of:=SUM([.I17:.K17])" ns41:value-type="float" table:style-name="ce39" office:value-type="float" office:value="1476">
            <text:p>1476</text:p>
          </table:table-cell>
          <table:table-cell table:formula="of:=SUM([.L17];[.H17])" ns41:value-type="float" table:style-name="ce39" office:value-type="float" office:value="3056">
            <text:p>3056</text:p>
          </table:table-cell>
          <table:table-cell ns41:value-type="float" table:style-name="ce34" office:value="1093" office:value-type="float">
            <text:p>1093</text:p>
          </table:table-cell>
          <table:table-cell ns41:value-type="float" table:style-name="ce34" office:value="1963" office:value-type="float">
            <text:p>1963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enekamp</text:p>
          </table:table-cell>
          <table:table-cell table:style-name="ce6"/>
          <table:table-cell ns41:value-type="float" table:style-name="ce25" office:value="783" office:value-type="float">
            <text:p>783</text:p>
          </table:table-cell>
          <table:table-cell ns41:value-type="float" table:style-name="ce34" office:value="811" office:value-type="float">
            <text:p>811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77" office:value-type="float">
            <text:p>77</text:p>
          </table:table-cell>
          <table:table-cell table:formula="of:=SUM([.E18:.G18])" ns41:value-type="float" table:style-name="ce39" office:value-type="float" office:value="2059">
            <text:p>2059</text:p>
          </table:table-cell>
          <table:table-cell ns41:value-type="float" table:style-name="ce34" office:value="1240" office:value-type="float">
            <text:p>1240</text:p>
          </table:table-cell>
          <table:table-cell ns41:value-type="float" table:style-name="ce34" office:value="630" office:value-type="float">
            <text:p>630</text:p>
          </table:table-cell>
          <table:table-cell ns41:value-type="float" table:style-name="ce34" office:value="139" office:value-type="float">
            <text:p>139</text:p>
          </table:table-cell>
          <table:table-cell table:formula="of:=SUM([.I18:.K18])" ns41:value-type="float" table:style-name="ce39" office:value-type="float" office:value="2009">
            <text:p>2009</text:p>
          </table:table-cell>
          <table:table-cell table:formula="of:=SUM([.L18];[.H18])" ns41:value-type="float" table:style-name="ce39" office:value-type="float" office:value="4068">
            <text:p>4068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497" office:value-type="float">
            <text:p>3497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iepenheim (stad)</text:p>
          </table:table-cell>
          <table:table-cell table:style-name="ce6"/>
          <table:table-cell ns41:value-type="float" table:style-name="ce25" office:value="220" office:value-type="float">
            <text:p>220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9" office:value-type="float">
            <text:p>29</text:p>
          </table:table-cell>
          <table:table-cell table:formula="of:=SUM([.E19:.G19])" ns41:value-type="float" table:style-name="ce39" office:value-type="float" office:value="706">
            <text:p>706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54" office:value-type="float">
            <text:p>54</text:p>
          </table:table-cell>
          <table:table-cell table:formula="of:=SUM([.I19:.K19])" ns41:value-type="float" table:style-name="ce39" office:value-type="float" office:value="683">
            <text:p>683</text:p>
          </table:table-cell>
          <table:table-cell table:formula="of:=SUM([.L19];[.H19])" ns41:value-type="float" table:style-name="ce39" office:value-type="float" office:value="1389">
            <text:p>1389</text:p>
          </table:table-cell>
          <table:table-cell ns41:value-type="float" table:style-name="ce34" office:value="1235" office:value-type="float">
            <text:p>123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Diepenveen</text:p>
          </table:table-cell>
          <table:table-cell table:style-name="ce6"/>
          <table:table-cell ns41:value-type="float" table:style-name="ce25" office:value="424" office:value-type="float">
            <text:p>424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076" office:value-type="float">
            <text:p>107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8" office:value-type="float">
            <text:p>48</text:p>
          </table:table-cell>
          <table:table-cell table:formula="of:=SUM([.E20:.G20])" ns41:value-type="float" table:style-name="ce39" office:value-type="float" office:value="1547">
            <text:p>1547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7" office:value-type="float">
            <text:p>87</text:p>
          </table:table-cell>
          <table:table-cell table:formula="of:=SUM([.I20:.K20])" ns41:value-type="float" table:style-name="ce39" office:value-type="float" office:value="1400">
            <text:p>1400</text:p>
          </table:table-cell>
          <table:table-cell table:formula="of:=SUM([.L20];[.H20])" ns41:value-type="float" table:style-name="ce39" office:value-type="float" office:value="2947">
            <text:p>2947</text:p>
          </table:table-cell>
          <table:table-cell ns41:value-type="float" table:style-name="ce34" office:value="1545" office:value-type="float">
            <text:p>1545</text:p>
          </table:table-cell>
          <table:table-cell ns41:value-type="float" table:style-name="ce34" office:value="1393" office:value-type="float">
            <text:p>1393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Enschede (stad)</text:p>
          </table:table-cell>
          <table:table-cell table:style-name="ce6"/>
          <table:table-cell ns41:value-type="float" table:style-name="ce25" office:value="709" office:value-type="float">
            <text:p>709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64" office:value-type="float">
            <text:p>64</text:p>
          </table:table-cell>
          <table:table-cell table:formula="of:=SUM([.E21:.G21])" ns41:value-type="float" table:style-name="ce39" office:value-type="float" office:value="1823">
            <text:p>1823</text:p>
          </table:table-cell>
          <table:table-cell ns41:value-type="float" table:style-name="ce34" office:value="1159" office:value-type="float">
            <text:p>1159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127" office:value-type="float">
            <text:p>127</text:p>
          </table:table-cell>
          <table:table-cell table:formula="of:=SUM([.I21:.K21])" ns41:value-type="float" table:style-name="ce39" office:value-type="float" office:value="1898">
            <text:p>1898</text:p>
          </table:table-cell>
          <table:table-cell table:formula="of:=SUM([.L21];[.H21])" ns41:value-type="float" table:style-name="ce39" office:value-type="float" office:value="3721">
            <text:p>3721</text:p>
          </table:table-cell>
          <table:table-cell ns41:value-type="float" table:style-name="ce34" office:value="2232" office:value-type="float">
            <text:p>2232</text:p>
          </table:table-cell>
          <table:table-cell ns41:value-type="float" table:style-name="ce34" office:value="1377" office:value-type="float">
            <text:p>1377</text:p>
          </table:table-cell>
          <table:table-cell ns41:value-type="float" table:style-name="ce34" office:value="112" office:value-type="float">
            <text:p>112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Genemuiden (stad)</text:p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49" office:value-type="float">
            <text:p>49</text:p>
          </table:table-cell>
          <table:table-cell table:formula="of:=SUM([.E22:.G22])" ns41:value-type="float" table:style-name="ce39" office:value-type="float" office:value="870">
            <text:p>870</text:p>
          </table:table-cell>
          <table:table-cell ns41:value-type="float" table:style-name="ce34" office:value="495" office:value-type="float">
            <text:p>495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74" office:value-type="float">
            <text:p>74</text:p>
          </table:table-cell>
          <table:table-cell table:formula="of:=SUM([.I22:.K22])" ns41:value-type="float" table:style-name="ce39" office:value-type="float" office:value="849">
            <text:p>849</text:p>
          </table:table-cell>
          <table:table-cell table:formula="of:=SUM([.L22];[.H22])" ns41:value-type="float" table:style-name="ce39" office:value-type="float" office:value="1719">
            <text:p>1719</text:p>
          </table:table-cell>
          <table:table-cell ns41:value-type="float" table:style-name="ce34" office:value="1718" office:value-type="float">
            <text:p>171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Giethoorn</text:p>
          </table:table-cell>
          <table:table-cell table:style-name="ce6"/>
          <table:table-cell ns41:value-type="float" table:style-name="ce25" office:value="361" office:value-type="float">
            <text:p>361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47" office:value-type="float">
            <text:p>47</text:p>
          </table:table-cell>
          <table:table-cell table:formula="of:=SUM([.E23:.G23])" ns41:value-type="float" table:style-name="ce39" office:value-type="float" office:value="835">
            <text:p>835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1" office:value-type="float">
            <text:p>41</text:p>
          </table:table-cell>
          <table:table-cell table:formula="of:=SUM([.I23:.K23])" ns41:value-type="float" table:style-name="ce39" office:value-type="float" office:value="735">
            <text:p>735</text:p>
          </table:table-cell>
          <table:table-cell table:formula="of:=SUM([.L23];[.H23])" ns41:value-type="float" table:style-name="ce39" office:value-type="float" office:value="1570">
            <text:p>1570</text:p>
          </table:table-cell>
          <table:table-cell ns41:value-type="float" table:style-name="ce34" office:value="1560" office:value-type="float">
            <text:p>1560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Goor (stad)</text:p>
          </table:table-cell>
          <table:table-cell table:style-name="ce6"/>
          <table:table-cell ns41:value-type="float" table:style-name="ce25" office:value="208" office:value-type="float">
            <text:p>208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30" office:value-type="float">
            <text:p>30</text:p>
          </table:table-cell>
          <table:table-cell table:formula="of:=SUM([.E24:.G24])" ns41:value-type="float" table:style-name="ce39" office:value-type="float" office:value="777">
            <text:p>77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71" office:value-type="float">
            <text:p>71</text:p>
          </table:table-cell>
          <table:table-cell table:formula="of:=SUM([.I24:.K24])" ns41:value-type="float" table:style-name="ce39" office:value-type="float" office:value="850">
            <text:p>850</text:p>
          </table:table-cell>
          <table:table-cell table:formula="of:=SUM([.L24];[.H24])" ns41:value-type="float" table:style-name="ce39" office:value-type="float" office:value="1627">
            <text:p>1627</text:p>
          </table:table-cell>
          <table:table-cell ns41:value-type="float" table:style-name="ce34" office:value="1124" office:value-type="float">
            <text:p>1124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Grafhorst (stad)</text:p>
          </table:table-cell>
          <table:table-cell table:style-name="ce6"/>
          <table:table-cell ns41:value-type="float" table:style-name="ce25" office:value="76" office:value-type="float">
            <text:p>7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" office:value-type="float">
            <text:p>1</text:p>
          </table:table-cell>
          <table:table-cell table:formula="of:=SUM([.E25:.G25])" ns41:value-type="float" table:style-name="ce39" office:value-type="float" office:value="178">
            <text:p>178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9" office:value-type="float">
            <text:p>19</text:p>
          </table:table-cell>
          <table:table-cell table:formula="of:=SUM([.I25:.K25])" ns41:value-type="float" table:style-name="ce39" office:value-type="float" office:value="210">
            <text:p>210</text:p>
          </table:table-cell>
          <table:table-cell table:formula="of:=SUM([.L25];[.H25])" ns41:value-type="float" table:style-name="ce39" office:value-type="float" office:value="388">
            <text:p>388</text:p>
          </table:table-cell>
          <table:table-cell ns41:value-type="float" table:style-name="ce34" office:value="388" office:value-type="float">
            <text:p>388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Gramsbergen (stad)</text:p>
          </table:table-cell>
          <table:table-cell table:style-name="ce6"/>
          <table:table-cell ns41:value-type="float" table:style-name="ce25" office:value="273" office:value-type="float">
            <text:p>273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5" office:value-type="float">
            <text:p>35</text:p>
          </table:table-cell>
          <table:table-cell table:formula="of:=SUM([.E26:.G26])" ns41:value-type="float" table:style-name="ce39" office:value-type="float" office:value="821">
            <text:p>82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5" office:value-type="float">
            <text:p>65</text:p>
          </table:table-cell>
          <table:table-cell table:formula="of:=SUM([.I26:.K26])" ns41:value-type="float" table:style-name="ce39" office:value-type="float" office:value="827">
            <text:p>827</text:p>
          </table:table-cell>
          <table:table-cell table:formula="of:=SUM([.L26];[.H26])" ns41:value-type="float" table:style-name="ce39" office:value-type="float" office:value="1648">
            <text:p>1648</text:p>
          </table:table-cell>
          <table:table-cell ns41:value-type="float" table:style-name="ce34" office:value="1575" office:value-type="float">
            <text:p>1575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aaksbergen</text:p>
          </table:table-cell>
          <table:table-cell table:style-name="ce6"/>
          <table:table-cell ns41:value-type="float" table:style-name="ce25" office:value="726" office:value-type="float">
            <text:p>726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4" office:value="1492" office:value-type="float">
            <text:p>1492</text:p>
          </table:table-cell>
          <table:table-cell ns41:value-type="float" table:style-name="ce34" office:value="726" office:value-type="float">
            <text:p>726</text:p>
          </table:table-cell>
          <table:table-cell ns41:value-type="float" table:style-name="ce34" office:value="115" office:value-type="float">
            <text:p>115</text:p>
          </table:table-cell>
          <table:table-cell table:formula="of:=SUM([.E27:.G27])" ns41:value-type="float" table:style-name="ce39" office:value-type="float" office:value="2333">
            <text:p>2333</text:p>
          </table:table-cell>
          <table:table-cell ns41:value-type="float" table:style-name="ce34" office:value="1284" office:value-type="float">
            <text:p>128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4" office:value="180" office:value-type="float">
            <text:p>180</text:p>
          </table:table-cell>
          <table:table-cell table:formula="of:=SUM([.I27:.K27])" ns41:value-type="float" table:style-name="ce39" office:value-type="float" office:value="2185">
            <text:p>2185</text:p>
          </table:table-cell>
          <table:table-cell table:formula="of:=SUM([.L27];[.H27])" ns41:value-type="float" table:style-name="ce39" office:value-type="float" office:value="4518">
            <text:p>4518</text:p>
          </table:table-cell>
          <table:table-cell ns41:value-type="float" table:style-name="ce34" office:value="1004" office:value-type="float">
            <text:p>1004</text:p>
          </table:table-cell>
          <table:table-cell ns41:value-type="float" table:style-name="ce34" office:value="3476" office:value-type="float">
            <text:p>3476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am (den)</text:p>
          </table:table-cell>
          <table:table-cell table:style-name="ce6"/>
          <table:table-cell ns41:value-type="float" table:style-name="ce25" office:value="369" office:value-type="float">
            <text:p>3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70" office:value-type="float">
            <text:p>70</text:p>
          </table:table-cell>
          <table:table-cell table:formula="of:=SUM([.E28:.G28])" ns41:value-type="float" table:style-name="ce39" office:value-type="float" office:value="1089">
            <text:p>108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98" office:value-type="float">
            <text:p>98</text:p>
          </table:table-cell>
          <table:table-cell table:formula="of:=SUM([.I28:.K28])" ns41:value-type="float" table:style-name="ce39" office:value-type="float" office:value="1062">
            <text:p>1062</text:p>
          </table:table-cell>
          <table:table-cell table:formula="of:=SUM([.L28];[.H28])" ns41:value-type="float" table:style-name="ce39" office:value-type="float" office:value="2151">
            <text:p>2151</text:p>
          </table:table-cell>
          <table:table-cell ns41:value-type="float" table:style-name="ce34" office:value="2145" office:value-type="float">
            <text:p>214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ardenberg (stad)</text:p>
          </table:table-cell>
          <table:table-cell table:style-name="ce6"/>
          <table:table-cell ns41:value-type="float" table:style-name="ce25" office:value="163" office:value-type="float">
            <text:p>16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28" office:value-type="float">
            <text:p>28</text:p>
          </table:table-cell>
          <table:table-cell table:formula="of:=SUM([.E29:.G29])" ns41:value-type="float" table:style-name="ce39" office:value-type="float" office:value="455">
            <text:p>455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6" office:value-type="float">
            <text:p>36</text:p>
          </table:table-cell>
          <table:table-cell table:formula="of:=SUM([.I29:.K29])" ns41:value-type="float" table:style-name="ce39" office:value-type="float" office:value="455">
            <text:p>455</text:p>
          </table:table-cell>
          <table:table-cell table:formula="of:=SUM([.L29];[.H29])" ns41:value-type="float" table:style-name="ce39" office:value-type="float" office:value="910">
            <text:p>910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ardenberg (ambt)</text:p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590" office:value-type="float">
            <text:p>590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2" office:value-type="float">
            <text:p>52</text:p>
          </table:table-cell>
          <table:table-cell table:formula="of:=SUM([.E30:.G30])" ns41:value-type="float" table:style-name="ce39" office:value-type="float" office:value="1746">
            <text:p>1746</text:p>
          </table:table-cell>
          <table:table-cell ns41:value-type="float" table:style-name="ce34" office:value="933" office:value-type="float">
            <text:p>93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76" office:value-type="float">
            <text:p>76</text:p>
          </table:table-cell>
          <table:table-cell table:formula="of:=SUM([.I30:.K30])" ns41:value-type="float" table:style-name="ce39" office:value-type="float" office:value="1567">
            <text:p>1567</text:p>
          </table:table-cell>
          <table:table-cell table:formula="of:=SUM([.L30];[.H30])" ns41:value-type="float" table:style-name="ce39" office:value-type="float" office:value="3313">
            <text:p>3313</text:p>
          </table:table-cell>
          <table:table-cell ns41:value-type="float" table:style-name="ce34" office:value="2824" office:value-type="float">
            <text:p>2824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asselt (stad)</text:p>
          </table:table-cell>
          <table:table-cell table:style-name="ce6"/>
          <table:table-cell ns41:value-type="float" table:style-name="ce25" office:value="323" office:value-type="float">
            <text:p>32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40" office:value-type="float">
            <text:p>40</text:p>
          </table:table-cell>
          <table:table-cell table:formula="of:=SUM([.E31:.G31])" ns41:value-type="float" table:style-name="ce39" office:value-type="float" office:value="953">
            <text:p>953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94" office:value-type="float">
            <text:p>94</text:p>
          </table:table-cell>
          <table:table-cell table:formula="of:=SUM([.I31:.K31])" ns41:value-type="float" table:style-name="ce39" office:value-type="float" office:value="918">
            <text:p>918</text:p>
          </table:table-cell>
          <table:table-cell table:formula="of:=SUM([.L31];[.H31])" ns41:value-type="float" table:style-name="ce39" office:value-type="float" office:value="1871">
            <text:p>1871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0" office:value-type="float">
            <text:p>4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eino</text:p>
          </table:table-cell>
          <table:table-cell table:style-name="ce6"/>
          <table:table-cell ns41:value-type="float" table:style-name="ce25" office:value="310" office:value-type="float">
            <text:p>310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43" office:value-type="float">
            <text:p>43</text:p>
          </table:table-cell>
          <table:table-cell table:formula="of:=SUM([.E32:.G32])" ns41:value-type="float" table:style-name="ce39" office:value-type="float" office:value="872">
            <text:p>87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70" office:value-type="float">
            <text:p>70</text:p>
          </table:table-cell>
          <table:table-cell table:formula="of:=SUM([.I32:.K32])" ns41:value-type="float" table:style-name="ce39" office:value-type="float" office:value="799">
            <text:p>799</text:p>
          </table:table-cell>
          <table:table-cell table:formula="of:=SUM([.L32];[.H32])" ns41:value-type="float" table:style-name="ce39" office:value-type="float" office:value="1671">
            <text:p>1671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814" office:value-type="float">
            <text:p>81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ellendoorn</text:p>
          </table:table-cell>
          <table:table-cell table:style-name="ce6"/>
          <table:table-cell ns41:value-type="float" table:style-name="ce25" office:value="601" office:value-type="float">
            <text:p>601</text:p>
          </table:table-cell>
          <table:table-cell ns41:value-type="float" table:style-name="ce34" office:value="627" office:value-type="float">
            <text:p>627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75" office:value-type="float">
            <text:p>75</text:p>
          </table:table-cell>
          <table:table-cell table:formula="of:=SUM([.E33:.G33])" ns41:value-type="float" table:style-name="ce39" office:value-type="float" office:value="1795">
            <text:p>1795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50" office:value-type="float">
            <text:p>150</text:p>
          </table:table-cell>
          <table:table-cell table:formula="of:=SUM([.I33:.K33])" ns41:value-type="float" table:style-name="ce39" office:value-type="float" office:value="1776">
            <text:p>1776</text:p>
          </table:table-cell>
          <table:table-cell table:formula="of:=SUM([.L33];[.H33])" ns41:value-type="float" table:style-name="ce39" office:value-type="float" office:value="3571">
            <text:p>3571</text:p>
          </table:table-cell>
          <table:table-cell ns41:value-type="float" table:style-name="ce34" office:value="2469" office:value-type="float">
            <text:p>2469</text:p>
          </table:table-cell>
          <table:table-cell ns41:value-type="float" table:style-name="ce34" office:value="1081" office:value-type="float">
            <text:p>108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engelo </text:p>
          </table:table-cell>
          <table:table-cell table:style-name="ce6"/>
          <table:table-cell ns41:value-type="float" table:style-name="ce25" office:value="529" office:value-type="float">
            <text:p>5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1133" office:value-type="float">
            <text:p>1133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90" office:value-type="float">
            <text:p>90</text:p>
          </table:table-cell>
          <table:table-cell table:formula="of:=SUM([.E34:.G34])" ns41:value-type="float" table:style-name="ce39" office:value-type="float" office:value="1763">
            <text:p>1763</text:p>
          </table:table-cell>
          <table:table-cell ns41:value-type="float" table:style-name="ce34" office:value="1108" office:value-type="float">
            <text:p>1108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153" office:value-type="float">
            <text:p>153</text:p>
          </table:table-cell>
          <table:table-cell table:formula="of:=SUM([.I34:.K34])" ns41:value-type="float" table:style-name="ce39" office:value-type="float" office:value="1798">
            <text:p>1798</text:p>
          </table:table-cell>
          <table:table-cell table:formula="of:=SUM([.L34];[.H34])" ns41:value-type="float" table:style-name="ce39" office:value-type="float" office:value="3561">
            <text:p>3561</text:p>
          </table:table-cell>
          <table:table-cell ns41:value-type="float" table:style-name="ce34" office:value="1547" office:value-type="float">
            <text:p>1547</text:p>
          </table:table-cell>
          <table:table-cell ns41:value-type="float" table:style-name="ce34" office:value="1977" office:value-type="float">
            <text:p>1977</text:p>
          </table:table-cell>
          <table:table-cell ns41:value-type="float" table:style-name="ce34" office:value="37" office:value-type="float">
            <text:p>37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Holten</text:p>
          </table:table-cell>
          <table:table-cell table:style-name="ce6"/>
          <table:table-cell ns41:value-type="float" table:style-name="ce25" office:value="436" office:value-type="float">
            <text:p>436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846" office:value-type="float">
            <text:p>846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65" office:value-type="float">
            <text:p>65</text:p>
          </table:table-cell>
          <table:table-cell table:formula="of:=SUM([.E35:.G35])" ns41:value-type="float" table:style-name="ce39" office:value-type="float" office:value="1357">
            <text:p>1357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1" office:value-type="float">
            <text:p>81</text:p>
          </table:table-cell>
          <table:table-cell table:formula="of:=SUM([.I35:.K35])" ns41:value-type="float" table:style-name="ce39" office:value-type="float" office:value="1262">
            <text:p>1262</text:p>
          </table:table-cell>
          <table:table-cell table:formula="of:=SUM([.L35];[.H35])" ns41:value-type="float" table:style-name="ce39" office:value-type="float" office:value="2619">
            <text:p>2619</text:p>
          </table:table-cell>
          <table:table-cell ns41:value-type="float" table:style-name="ce34" office:value="2486" office:value-type="float">
            <text:p>248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Kamperveen</text:p>
          </table:table-cell>
          <table:table-cell table:style-name="ce6"/>
          <table:table-cell ns41:value-type="float" table:style-name="ce25" office:value="85" office:value-type="float">
            <text:p>85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E36:.G36])" ns41:value-type="float" table:style-name="ce39" office:value-type="float" office:value="254">
            <text:p>254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" office:value-type="float">
            <text:p>14</text:p>
          </table:table-cell>
          <table:table-cell table:formula="of:=SUM([.I36:.K36])" ns41:value-type="float" table:style-name="ce39" office:value-type="float" office:value="245">
            <text:p>245</text:p>
          </table:table-cell>
          <table:table-cell table:formula="of:=SUM([.L36];[.H36])" ns41:value-type="float" table:style-name="ce39" office:value-type="float" office:value="499">
            <text:p>499</text:p>
          </table:table-cell>
          <table:table-cell ns41:value-type="float" table:style-name="ce34" office:value="499" office:value-type="float">
            <text:p>499</text:p>
          </table:table-cell>
          <table:table-cell table:style-name="ce34" table:number-columns-repeated="3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Kuinre</text:p>
          </table:table-cell>
          <table:table-cell table:style-name="ce6"/>
          <table:table-cell ns41:value-type="float" table:style-name="ce25" office:value="159" office:value-type="float">
            <text:p>159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9" office:value-type="float">
            <text:p>19</text:p>
          </table:table-cell>
          <table:table-cell table:formula="of:=SUM([.E37:.G37])" ns41:value-type="float" table:style-name="ce39" office:value-type="float" office:value="437">
            <text:p>43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46" office:value-type="float">
            <text:p>46</text:p>
          </table:table-cell>
          <table:table-cell table:formula="of:=SUM([.I37:.K37])" ns41:value-type="float" table:style-name="ce39" office:value-type="float" office:value="433">
            <text:p>433</text:p>
          </table:table-cell>
          <table:table-cell table:formula="of:=SUM([.L37];[.H37])" ns41:value-type="float" table:style-name="ce39" office:value-type="float" office:value="870">
            <text:p>87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Lonneker</text:p>
          </table:table-cell>
          <table:table-cell table:style-name="ce6"/>
          <table:table-cell ns41:value-type="float" table:style-name="ce25" office:value="1229" office:value-type="float">
            <text:p>1229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2430" office:value-type="float">
            <text:p>2430</text:p>
          </table:table-cell>
          <table:table-cell ns41:value-type="float" table:style-name="ce34" office:value="1168" office:value-type="float">
            <text:p>1168</text:p>
          </table:table-cell>
          <table:table-cell ns41:value-type="float" table:style-name="ce34" office:value="160" office:value-type="float">
            <text:p>160</text:p>
          </table:table-cell>
          <table:table-cell table:formula="of:=SUM([.E38:.G38])" ns41:value-type="float" table:style-name="ce39" office:value-type="float" office:value="3758">
            <text:p>3758</text:p>
          </table:table-cell>
          <table:table-cell ns41:value-type="float" table:style-name="ce34" office:value="2188" office:value-type="float">
            <text:p>2188</text:p>
          </table:table-cell>
          <table:table-cell ns41:value-type="float" table:style-name="ce34" office:value="1140" office:value-type="float">
            <text:p>1140</text:p>
          </table:table-cell>
          <table:table-cell ns41:value-type="float" table:style-name="ce34" office:value="221" office:value-type="float">
            <text:p>221</text:p>
          </table:table-cell>
          <table:table-cell table:formula="of:=SUM([.I38:.K38])" ns41:value-type="float" table:style-name="ce39" office:value-type="float" office:value="3549">
            <text:p>3549</text:p>
          </table:table-cell>
          <table:table-cell table:formula="of:=SUM([.L38];[.H38])" ns41:value-type="float" table:style-name="ce39" office:value-type="float" office:value="7307">
            <text:p>7307</text:p>
          </table:table-cell>
          <table:table-cell ns41:value-type="float" table:style-name="ce34" office:value="4970" office:value-type="float">
            <text:p>4970</text:p>
          </table:table-cell>
          <table:table-cell ns41:value-type="float" table:style-name="ce34" office:value="2329" office:value-type="float">
            <text:p>23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Losser</text:p>
          </table:table-cell>
          <table:table-cell table:style-name="ce6"/>
          <table:table-cell ns41:value-type="float" table:style-name="ce25" office:value="752" office:value-type="float">
            <text:p>752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1512" office:value-type="float">
            <text:p>1512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82" office:value-type="float">
            <text:p>82</text:p>
          </table:table-cell>
          <table:table-cell table:formula="of:=SUM([.E39:.G39])" ns41:value-type="float" table:style-name="ce39" office:value-type="float" office:value="2299">
            <text:p>2299</text:p>
          </table:table-cell>
          <table:table-cell ns41:value-type="float" table:style-name="ce34" office:value="1392" office:value-type="float">
            <text:p>1392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147" office:value-type="float">
            <text:p>147</text:p>
          </table:table-cell>
          <table:table-cell table:formula="of:=SUM([.I39:.K39])" ns41:value-type="float" table:style-name="ce39" office:value-type="float" office:value="2240">
            <text:p>2240</text:p>
          </table:table-cell>
          <table:table-cell table:formula="of:=SUM([.L39];[.H39])" ns41:value-type="float" table:style-name="ce39" office:value-type="float" office:value="4539">
            <text:p>453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4254" office:value-type="float">
            <text:p>4254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Markelo</text:p>
          </table:table-cell>
          <table:table-cell table:style-name="ce6"/>
          <table:table-cell ns41:value-type="float" table:style-name="ce25" office:value="543" office:value-type="float">
            <text:p>543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1144" office:value-type="float">
            <text:p>1144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80" office:value-type="float">
            <text:p>80</text:p>
          </table:table-cell>
          <table:table-cell table:formula="of:=SUM([.E40:.G40])" ns41:value-type="float" table:style-name="ce39" office:value-type="float" office:value="1733">
            <text:p>1733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120" office:value-type="float">
            <text:p>120</text:p>
          </table:table-cell>
          <table:table-cell table:formula="of:=SUM([.I40:.K40])" ns41:value-type="float" table:style-name="ce39" office:value-type="float" office:value="1566">
            <text:p>1566</text:p>
          </table:table-cell>
          <table:table-cell table:formula="of:=SUM([.L40];[.H40])" ns41:value-type="float" table:style-name="ce39" office:value-type="float" office:value="3299">
            <text:p>3299</text:p>
          </table:table-cell>
          <table:table-cell ns41:value-type="float" table:style-name="ce34" office:value="3008" office:value-type="float">
            <text:p>3008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Nieuw Leusen</text:p>
          </table:table-cell>
          <table:table-cell table:style-name="ce6"/>
          <table:table-cell ns41:value-type="float" table:style-name="ce25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7" office:value-type="float">
            <text:p>27</text:p>
          </table:table-cell>
          <table:table-cell table:formula="of:=SUM([.E41:.G41])" ns41:value-type="float" table:style-name="ce39" office:value-type="float" office:value="898">
            <text:p>898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7" office:value-type="float">
            <text:p>37</text:p>
          </table:table-cell>
          <table:table-cell table:formula="of:=SUM([.I41:.K41])" ns41:value-type="float" table:style-name="ce39" office:value-type="float" office:value="805">
            <text:p>805</text:p>
          </table:table-cell>
          <table:table-cell table:formula="of:=SUM([.L41];[.H41])" ns41:value-type="float" table:style-name="ce39" office:value-type="float" office:value="1703">
            <text:p>1703</text:p>
          </table:table-cell>
          <table:table-cell ns41:value-type="float" table:style-name="ce34" office:value="1698" office:value-type="float">
            <text:p>169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Oldemarkt</text:p>
          </table:table-cell>
          <table:table-cell table:style-name="ce6"/>
          <table:table-cell ns41:value-type="float" table:style-name="ce25" office:value="387" office:value-type="float">
            <text:p>38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9" office:value-type="float">
            <text:p>39</text:p>
          </table:table-cell>
          <table:table-cell table:formula="of:=SUM([.E42:.G42])" ns41:value-type="float" table:style-name="ce39" office:value-type="float" office:value="965">
            <text:p>965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81" office:value-type="float">
            <text:p>81</text:p>
          </table:table-cell>
          <table:table-cell table:formula="of:=SUM([.I42:.K42])" ns41:value-type="float" table:style-name="ce39" office:value-type="float" office:value="1018">
            <text:p>1018</text:p>
          </table:table-cell>
          <table:table-cell table:formula="of:=SUM([.L42];[.H42])" ns41:value-type="float" table:style-name="ce39" office:value-type="float" office:value="1983">
            <text:p>1983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Oldenzaal (stad)</text:p>
          </table:table-cell>
          <table:table-cell table:style-name="ce6"/>
          <table:table-cell ns41:value-type="float" table:style-name="ce25" office:value="474" office:value-type="float">
            <text:p>47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45" office:value-type="float">
            <text:p>45</text:p>
          </table:table-cell>
          <table:table-cell table:formula="of:=SUM([.E43:.G43])" ns41:value-type="float" table:style-name="ce39" office:value-type="float" office:value="1379">
            <text:p>137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40" office:value-type="float">
            <text:p>140</text:p>
          </table:table-cell>
          <table:table-cell table:formula="of:=SUM([.I43:.K43])" ns41:value-type="float" table:style-name="ce39" office:value-type="float" office:value="1483">
            <text:p>1483</text:p>
          </table:table-cell>
          <table:table-cell table:formula="of:=SUM([.L43];[.H43])" ns41:value-type="float" table:style-name="ce39" office:value-type="float" office:value="2862">
            <text:p>286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2290" office:value-type="float">
            <text:p>229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55" office:value-type="float">
            <text:p>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Olst</text:p>
          </table:table-cell>
          <table:table-cell table:style-name="ce6"/>
          <table:table-cell ns41:value-type="float" table:style-name="ce25" office:value="534" office:value-type="float">
            <text:p>534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1138" office:value-type="float">
            <text:p>1138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63" office:value-type="float">
            <text:p>63</text:p>
          </table:table-cell>
          <table:table-cell table:formula="of:=SUM([.E44:.G44])" ns41:value-type="float" table:style-name="ce39" office:value-type="float" office:value="1765">
            <text:p>1765</text:p>
          </table:table-cell>
          <table:table-cell ns41:value-type="float" table:style-name="ce34" office:value="1023" office:value-type="float">
            <text:p>1023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14" office:value-type="float">
            <text:p>114</text:p>
          </table:table-cell>
          <table:table-cell table:formula="of:=SUM([.I44:.K44])" ns41:value-type="float" table:style-name="ce39" office:value-type="float" office:value="1705">
            <text:p>1705</text:p>
          </table:table-cell>
          <table:table-cell table:formula="of:=SUM([.L44];[.H44])" ns41:value-type="float" table:style-name="ce39" office:value-type="float" office:value="3470">
            <text:p>3470</text:p>
          </table:table-cell>
          <table:table-cell ns41:value-type="float" table:style-name="ce34" office:value="2336" office:value-type="float">
            <text:p>2336</text:p>
          </table:table-cell>
          <table:table-cell ns41:value-type="float" table:style-name="ce34" office:value="1128" office:value-type="float">
            <text:p>112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Ommen (stad)</text:p>
          </table:table-cell>
          <table:table-cell table:style-name="ce6"/>
          <table:table-cell ns41:value-type="float" table:style-name="ce25" office:value="192" office:value-type="float">
            <text:p>19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921" office:value-type="float">
            <text:p>921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150" office:value-type="float">
            <text:p>150</text:p>
          </table:table-cell>
          <table:table-cell table:formula="of:=SUM([.E45:.G45])" ns41:value-type="float" table:style-name="ce39" office:value-type="float" office:value="1480">
            <text:p>148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00" office:value-type="float">
            <text:p>100</text:p>
          </table:table-cell>
          <table:table-cell table:formula="of:=SUM([.I45:.K45])" ns41:value-type="float" table:style-name="ce39" office:value-type="float" office:value="1096">
            <text:p>1096</text:p>
          </table:table-cell>
          <table:table-cell table:formula="of:=SUM([.L45];[.H45])" ns41:value-type="float" table:style-name="ce39" office:value-type="float" office:value="2576">
            <text:p>2576</text:p>
          </table:table-cell>
          <table:table-cell ns41:value-type="float" table:style-name="ce34" office:value="1960" office:value-type="float">
            <text:p>1960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61" office:value-type="float">
            <text:p>6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Ommen (ambt)</text:p>
          </table:table-cell>
          <table:table-cell table:style-name="ce6"/>
          <table:table-cell ns41:value-type="float" table:style-name="ce25" office:value="316" office:value-type="float">
            <text:p>31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6" office:value-type="float">
            <text:p>46</text:p>
          </table:table-cell>
          <table:table-cell table:formula="of:=SUM([.E46:.G46])" ns41:value-type="float" table:style-name="ce39" office:value-type="float" office:value="1060">
            <text:p>106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0" office:value-type="float">
            <text:p>60</text:p>
          </table:table-cell>
          <table:table-cell table:formula="of:=SUM([.I46:.K46])" ns41:value-type="float" table:style-name="ce39" office:value-type="float" office:value="1006">
            <text:p>1006</text:p>
          </table:table-cell>
          <table:table-cell table:formula="of:=SUM([.L46];[.H46])" ns41:value-type="float" table:style-name="ce39" office:value-type="float" office:value="2066">
            <text:p>2066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Ootmarssum (stad)</text:p>
          </table:table-cell>
          <table:table-cell table:style-name="ce6"/>
          <table:table-cell ns41:value-type="float" table:style-name="ce25" office:value="249" office:value-type="float">
            <text:p>249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9" office:value-type="float">
            <text:p>29</text:p>
          </table:table-cell>
          <table:table-cell table:formula="of:=SUM([.E47:.G47])" ns41:value-type="float" table:style-name="ce39" office:value-type="float" office:value="705">
            <text:p>705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59" office:value-type="float">
            <text:p>59</text:p>
          </table:table-cell>
          <table:table-cell table:formula="of:=SUM([.I47:.K47])" ns41:value-type="float" table:style-name="ce39" office:value-type="float" office:value="769">
            <text:p>769</text:p>
          </table:table-cell>
          <table:table-cell table:formula="of:=SUM([.L47];[.H47])" ns41:value-type="float" table:style-name="ce39" office:value-type="float" office:value="1474">
            <text:p>1474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50" office:value-type="float">
            <text:p>5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Raalte </text:p>
          </table:table-cell>
          <table:table-cell table:style-name="ce6"/>
          <table:table-cell ns41:value-type="float" table:style-name="ce25" office:value="829" office:value-type="float">
            <text:p>829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1668" office:value-type="float">
            <text:p>1668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95" office:value-type="float">
            <text:p>95</text:p>
          </table:table-cell>
          <table:table-cell table:formula="of:=SUM([.E48:.G48])" ns41:value-type="float" table:style-name="ce39" office:value-type="float" office:value="2549">
            <text:p>2549</text:p>
          </table:table-cell>
          <table:table-cell ns41:value-type="float" table:style-name="ce34" office:value="1495" office:value-type="float">
            <text:p>1495</text:p>
          </table:table-cell>
          <table:table-cell ns41:value-type="float" table:style-name="ce34" office:value="783" office:value-type="float">
            <text:p>783</text:p>
          </table:table-cell>
          <table:table-cell ns41:value-type="float" table:style-name="ce34" office:value="178" office:value-type="float">
            <text:p>178</text:p>
          </table:table-cell>
          <table:table-cell table:formula="of:=SUM([.I48:.K48])" ns41:value-type="float" table:style-name="ce39" office:value-type="float" office:value="2456">
            <text:p>2456</text:p>
          </table:table-cell>
          <table:table-cell table:formula="of:=SUM([.L48];[.H48])" ns41:value-type="float" table:style-name="ce39" office:value-type="float" office:value="5005">
            <text:p>5005</text:p>
          </table:table-cell>
          <table:table-cell ns41:value-type="float" table:style-name="ce34" office:value="1123" office:value-type="float">
            <text:p>1123</text:p>
          </table:table-cell>
          <table:table-cell ns41:value-type="float" table:style-name="ce34" office:value="3381" office:value-type="float">
            <text:p>338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Rijssen (stad)</text:p>
          </table:table-cell>
          <table:table-cell table:style-name="ce6"/>
          <table:table-cell ns41:value-type="float" table:style-name="ce25" office:value="391" office:value-type="float">
            <text:p>39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81" office:value-type="float">
            <text:p>81</text:p>
          </table:table-cell>
          <table:table-cell table:formula="of:=SUM([.E49:.G49])" ns41:value-type="float" table:style-name="ce39" office:value-type="float" office:value="1409">
            <text:p>140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78" office:value-type="float">
            <text:p>78</text:p>
          </table:table-cell>
          <table:table-cell table:formula="of:=SUM([.I49:.K49])" ns41:value-type="float" table:style-name="ce39" office:value-type="float" office:value="1282">
            <text:p>1282</text:p>
          </table:table-cell>
          <table:table-cell table:formula="of:=SUM([.L49];[.H49])" ns41:value-type="float" table:style-name="ce39" office:value-type="float" office:value="2691">
            <text:p>2691</text:p>
          </table:table-cell>
          <table:table-cell ns41:value-type="float" table:style-name="ce34" office:value="2064" office:value-type="float">
            <text:p>2064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chokland</text:p>
          </table:table-cell>
          <table:table-cell table:style-name="ce6"/>
          <table:table-cell ns41:value-type="float" table:style-name="ce25" office:value="148" office:value-type="float">
            <text:p>148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5" office:value-type="float">
            <text:p>25</text:p>
          </table:table-cell>
          <table:table-cell table:formula="of:=SUM([.E50:.G50])" ns41:value-type="float" table:style-name="ce39" office:value-type="float" office:value="364">
            <text:p>36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0" office:value-type="float">
            <text:p>20</text:p>
          </table:table-cell>
          <table:table-cell table:formula="of:=SUM([.I50:.K50])" ns41:value-type="float" table:style-name="ce39" office:value-type="float" office:value="331">
            <text:p>331</text:p>
          </table:table-cell>
          <table:table-cell table:formula="of:=SUM([.L50];[.H50])" ns41:value-type="float" table:style-name="ce39" office:value-type="float" office:value="695">
            <text:p>69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06" office:value-type="float">
            <text:p>50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taphorst</text:p>
          </table:table-cell>
          <table:table-cell table:style-name="ce6"/>
          <table:table-cell ns41:value-type="float" table:style-name="ce25" office:value="680" office:value-type="float">
            <text:p>680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1286" office:value-type="float">
            <text:p>1286</text:p>
          </table:table-cell>
          <table:table-cell ns41:value-type="float" table:style-name="ce34" office:value="690" office:value-type="float">
            <text:p>690</text:p>
          </table:table-cell>
          <table:table-cell ns41:value-type="float" table:style-name="ce34" office:value="75" office:value-type="float">
            <text:p>75</text:p>
          </table:table-cell>
          <table:table-cell table:formula="of:=SUM([.E51:.G51])" ns41:value-type="float" table:style-name="ce39" office:value-type="float" office:value="2051">
            <text:p>2051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21" office:value-type="float">
            <text:p>121</text:p>
          </table:table-cell>
          <table:table-cell table:formula="of:=SUM([.I51:.K51])" ns41:value-type="float" table:style-name="ce39" office:value-type="float" office:value="2003">
            <text:p>2003</text:p>
          </table:table-cell>
          <table:table-cell table:formula="of:=SUM([.L51];[.H51])" ns41:value-type="float" table:style-name="ce39" office:value-type="float" office:value="4054">
            <text:p>4054</text:p>
          </table:table-cell>
          <table:table-cell ns41:value-type="float" table:style-name="ce34" office:value="4041" office:value-type="float">
            <text:p>404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teenwijk</text:p>
          </table:table-cell>
          <table:table-cell table:style-name="ce6"/>
          <table:table-cell ns41:value-type="float" table:style-name="ce25" office:value="622" office:value-type="float">
            <text:p>622</text:p>
          </table:table-cell>
          <table:table-cell ns41:value-type="float" table:style-name="ce34" office:value="651" office:value-type="float">
            <text:p>651</text:p>
          </table:table-cell>
          <table:table-cell ns41:value-type="float" table:style-name="ce34" office:value="1019" office:value-type="float">
            <text:p>101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53" office:value-type="float">
            <text:p>53</text:p>
          </table:table-cell>
          <table:table-cell table:formula="of:=SUM([.E52:.G52])" ns41:value-type="float" table:style-name="ce39" office:value-type="float" office:value="1619">
            <text:p>1619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130" office:value-type="float">
            <text:p>130</text:p>
          </table:table-cell>
          <table:table-cell table:formula="of:=SUM([.I52:.K52])" ns41:value-type="float" table:style-name="ce39" office:value-type="float" office:value="1667">
            <text:p>1667</text:p>
          </table:table-cell>
          <table:table-cell table:formula="of:=SUM([.L52];[.H52])" ns41:value-type="float" table:style-name="ce39" office:value-type="float" office:value="3286">
            <text:p>3286</text:p>
          </table:table-cell>
          <table:table-cell ns41:value-type="float" table:style-name="ce34" office:value="2852" office:value-type="float">
            <text:p>2852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41" office:value-type="float">
            <text:p>14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Steenwijkerwolde</text:p>
          </table:table-cell>
          <table:table-cell table:style-name="ce6"/>
          <table:table-cell ns41:value-type="float" table:style-name="ce25" office:value="875" office:value-type="float">
            <text:p>875</text:p>
          </table:table-cell>
          <table:table-cell ns41:value-type="float" table:style-name="ce34" office:value="906" office:value-type="float">
            <text:p>906</text:p>
          </table:table-cell>
          <table:table-cell ns41:value-type="float" table:style-name="ce34" office:value="1630" office:value-type="float">
            <text:p>1630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60" office:value-type="float">
            <text:p>60</text:p>
          </table:table-cell>
          <table:table-cell table:formula="of:=SUM([.E53:.G53])" ns41:value-type="float" table:style-name="ce39" office:value-type="float" office:value="2438">
            <text:p>2438</text:p>
          </table:table-cell>
          <table:table-cell ns41:value-type="float" table:style-name="ce34" office:value="1339" office:value-type="float">
            <text:p>1339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124" office:value-type="float">
            <text:p>124</text:p>
          </table:table-cell>
          <table:table-cell table:formula="of:=SUM([.I53:.K53])" ns41:value-type="float" table:style-name="ce39" office:value-type="float" office:value="2211">
            <text:p>2211</text:p>
          </table:table-cell>
          <table:table-cell table:formula="of:=SUM([.L53];[.H53])" ns41:value-type="float" table:style-name="ce39" office:value-type="float" office:value="4649">
            <text:p>4649</text:p>
          </table:table-cell>
          <table:table-cell ns41:value-type="float" table:style-name="ce34" office:value="3887" office:value-type="float">
            <text:p>3887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Tubbergen</text:p>
          </table:table-cell>
          <table:table-cell table:style-name="ce6"/>
          <table:table-cell ns41:value-type="float" table:style-name="ce25" office:value="865" office:value-type="float">
            <text:p>865</text:p>
          </table:table-cell>
          <table:table-cell ns41:value-type="float" table:style-name="ce34" office:value="928" office:value-type="float">
            <text:p>928</text:p>
          </table:table-cell>
          <table:table-cell ns41:value-type="float" table:style-name="ce34" office:value="1785" office:value-type="float">
            <text:p>1785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95" office:value-type="float">
            <text:p>95</text:p>
          </table:table-cell>
          <table:table-cell table:formula="of:=SUM([.E54:.G54])" ns41:value-type="float" table:style-name="ce39" office:value-type="float" office:value="2578">
            <text:p>2578</text:p>
          </table:table-cell>
          <table:table-cell ns41:value-type="float" table:style-name="ce34" office:value="1680" office:value-type="float">
            <text:p>1680</text:p>
          </table:table-cell>
          <table:table-cell ns41:value-type="float" table:style-name="ce34" office:value="702" office:value-type="float">
            <text:p>702</text:p>
          </table:table-cell>
          <table:table-cell ns41:value-type="float" table:style-name="ce34" office:value="168" office:value-type="float">
            <text:p>168</text:p>
          </table:table-cell>
          <table:table-cell table:formula="of:=SUM([.I54:.K54])" ns41:value-type="float" table:style-name="ce39" office:value-type="float" office:value="2550">
            <text:p>2550</text:p>
          </table:table-cell>
          <table:table-cell table:formula="of:=SUM([.L54];[.H54])" ns41:value-type="float" table:style-name="ce39" office:value-type="float" office:value="5128">
            <text:p>5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4990" office:value-type="float">
            <text:p>4990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Vollenhove (stad)</text:p>
          </table:table-cell>
          <table:table-cell table:style-name="ce6"/>
          <table:table-cell ns41:value-type="float" table:style-name="ce25" office:value="235" office:value-type="float">
            <text:p>235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28" office:value-type="float">
            <text:p>28</text:p>
          </table:table-cell>
          <table:table-cell table:formula="of:=SUM([.E55:.G55])" ns41:value-type="float" table:style-name="ce39" office:value-type="float" office:value="610">
            <text:p>610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6" office:value-type="float">
            <text:p>66</text:p>
          </table:table-cell>
          <table:table-cell table:formula="of:=SUM([.I55:.K55])" ns41:value-type="float" table:style-name="ce39" office:value-type="float" office:value="708">
            <text:p>708</text:p>
          </table:table-cell>
          <table:table-cell table:formula="of:=SUM([.L55];[.H55])" ns41:value-type="float" table:style-name="ce39" office:value-type="float" office:value="1318">
            <text:p>1318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Vollenhove (ambt)</text:p>
          </table:table-cell>
          <table:table-cell table:style-name="ce6"/>
          <table:table-cell ns41:value-type="float" table:style-name="ce25" office:value="280" office:value-type="float">
            <text:p>280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7" office:value-type="float">
            <text:p>27</text:p>
          </table:table-cell>
          <table:table-cell table:formula="of:=SUM([.E56:.G56])" ns41:value-type="float" table:style-name="ce39" office:value-type="float" office:value="777">
            <text:p>777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41" office:value-type="float">
            <text:p>41</text:p>
          </table:table-cell>
          <table:table-cell table:formula="of:=SUM([.I56:.K56])" ns41:value-type="float" table:style-name="ce39" office:value-type="float" office:value="755">
            <text:p>755</text:p>
          </table:table-cell>
          <table:table-cell table:formula="of:=SUM([.L56];[.H56])" ns41:value-type="float" table:style-name="ce39" office:value-type="float" office:value="1532">
            <text:p>1532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Vriesenveen</text:p>
          </table:table-cell>
          <table:table-cell table:style-name="ce6"/>
          <table:table-cell ns41:value-type="float" table:style-name="ce25" office:value="437" office:value-type="float">
            <text:p>437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920" office:value-type="float">
            <text:p>920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65" office:value-type="float">
            <text:p>65</text:p>
          </table:table-cell>
          <table:table-cell table:formula="of:=SUM([.E57:.G57])" ns41:value-type="float" table:style-name="ce39" office:value-type="float" office:value="1446">
            <text:p>1446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99" office:value-type="float">
            <text:p>99</text:p>
          </table:table-cell>
          <table:table-cell table:formula="of:=SUM([.I57:.K57])" ns41:value-type="float" table:style-name="ce39" office:value-type="float" office:value="1447">
            <text:p>1447</text:p>
          </table:table-cell>
          <table:table-cell table:formula="of:=SUM([.L57];[.H57])" ns41:value-type="float" table:style-name="ce39" office:value-type="float" office:value="2893">
            <text:p>2893</text:p>
          </table:table-cell>
          <table:table-cell ns41:value-type="float" table:style-name="ce34" office:value="2525" office:value-type="float">
            <text:p>252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anneperveen</text:p>
          </table:table-cell>
          <table:table-cell table:style-name="ce6"/>
          <table:table-cell ns41:value-type="float" table:style-name="ce25" office:value="330" office:value-type="float">
            <text:p>330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22" office:value-type="float">
            <text:p>22</text:p>
          </table:table-cell>
          <table:table-cell table:formula="of:=SUM([.E58:.G58])" ns41:value-type="float" table:style-name="ce39" office:value-type="float" office:value="701">
            <text:p>70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56" office:value-type="float">
            <text:p>56</text:p>
          </table:table-cell>
          <table:table-cell table:formula="of:=SUM([.I58:.K58])" ns41:value-type="float" table:style-name="ce39" office:value-type="float" office:value="753">
            <text:p>753</text:p>
          </table:table-cell>
          <table:table-cell table:formula="of:=SUM([.L58];[.H58])" ns41:value-type="float" table:style-name="ce39" office:value-type="float" office:value="1454">
            <text:p>1454</text:p>
          </table:table-cell>
          <table:table-cell ns41:value-type="float" table:style-name="ce34" office:value="1448" office:value-type="float">
            <text:p>14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eerselo</text:p>
          </table:table-cell>
          <table:table-cell table:style-name="ce6"/>
          <table:table-cell ns41:value-type="float" table:style-name="ce25" office:value="942" office:value-type="float">
            <text:p>942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1704" office:value-type="float">
            <text:p>1704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94" office:value-type="float">
            <text:p>94</text:p>
          </table:table-cell>
          <table:table-cell table:formula="of:=SUM([.E59:.G59])" ns41:value-type="float" table:style-name="ce39" office:value-type="float" office:value="2549">
            <text:p>2549</text:p>
          </table:table-cell>
          <table:table-cell ns41:value-type="float" table:style-name="ce34" office:value="1641" office:value-type="float">
            <text:p>1641</text:p>
          </table:table-cell>
          <table:table-cell ns41:value-type="float" table:style-name="ce34" office:value="752" office:value-type="float">
            <text:p>752</text:p>
          </table:table-cell>
          <table:table-cell ns41:value-type="float" table:style-name="ce34" office:value="193" office:value-type="float">
            <text:p>193</text:p>
          </table:table-cell>
          <table:table-cell table:formula="of:=SUM([.I59:.K59])" ns41:value-type="float" table:style-name="ce39" office:value-type="float" office:value="2586">
            <text:p>2586</text:p>
          </table:table-cell>
          <table:table-cell table:formula="of:=SUM([.L59];[.H59])" ns41:value-type="float" table:style-name="ce39" office:value-type="float" office:value="5135">
            <text:p>513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4972" office:value-type="float">
            <text:p>4972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ierden</text:p>
          </table:table-cell>
          <table:table-cell table:style-name="ce6"/>
          <table:table-cell ns41:value-type="float" table:style-name="ce25" office:value="751" office:value-type="float">
            <text:p>751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1635" office:value-type="float">
            <text:p>1635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27" office:value-type="float">
            <text:p>127</text:p>
          </table:table-cell>
          <table:table-cell table:formula="of:=SUM([.E60:.G60])" ns41:value-type="float" table:style-name="ce39" office:value-type="float" office:value="2495">
            <text:p>2495</text:p>
          </table:table-cell>
          <table:table-cell ns41:value-type="float" table:style-name="ce34" office:value="1321" office:value-type="float">
            <text:p>1321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173" office:value-type="float">
            <text:p>173</text:p>
          </table:table-cell>
          <table:table-cell table:formula="of:=SUM([.I60:.K60])" ns41:value-type="float" table:style-name="ce39" office:value-type="float" office:value="2227">
            <text:p>2227</text:p>
          </table:table-cell>
          <table:table-cell table:formula="of:=SUM([.L60];[.H60])" ns41:value-type="float" table:style-name="ce39" office:value-type="float" office:value="4722">
            <text:p>4722</text:p>
          </table:table-cell>
          <table:table-cell ns41:value-type="float" table:style-name="ce34" office:value="3299" office:value-type="float">
            <text:p>3299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11" office:value-type="float">
            <text:p>1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ijhe</text:p>
          </table:table-cell>
          <table:table-cell table:style-name="ce6"/>
          <table:table-cell ns41:value-type="float" table:style-name="ce25" office:value="524" office:value-type="float">
            <text:p>524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72" office:value-type="float">
            <text:p>72</text:p>
          </table:table-cell>
          <table:table-cell table:formula="of:=SUM([.E61:.G61])" ns41:value-type="float" table:style-name="ce39" office:value-type="float" office:value="1683">
            <text:p>168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39" office:value-type="float">
            <text:p>139</text:p>
          </table:table-cell>
          <table:table-cell table:formula="of:=SUM([.I61:.K61])" ns41:value-type="float" table:style-name="ce39" office:value-type="float" office:value="1729">
            <text:p>1729</text:p>
          </table:table-cell>
          <table:table-cell table:formula="of:=SUM([.L61];[.H61])" ns41:value-type="float" table:style-name="ce39" office:value-type="float" office:value="3412">
            <text:p>3412</text:p>
          </table:table-cell>
          <table:table-cell ns41:value-type="float" table:style-name="ce34" office:value="2171" office:value-type="float">
            <text:p>2171</text:p>
          </table:table-cell>
          <table:table-cell ns41:value-type="float" table:style-name="ce34" office:value="1220" office:value-type="float">
            <text:p>1220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58" office:value-type="float">
            <text:p>58</text:p>
          </table:table-cell>
          <table:table-cell ns41:value-type="float" table:style-name="ce57" office:value="59" office:value-type="float">
            <text:p>59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6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Wilsum (stad)</text:p>
          </table:table-cell>
          <table:table-cell table:style-name="ce6"/>
          <table:table-cell ns41:value-type="float" table:style-name="ce25" office:value="77" office:value-type="float">
            <text:p>77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1" office:value-type="float">
            <text:p>11</text:p>
          </table:table-cell>
          <table:table-cell table:formula="of:=SUM([.E62:.G62])" ns41:value-type="float" table:style-name="ce39" office:value-type="float" office:value="228">
            <text:p>228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5" office:value-type="float">
            <text:p>15</text:p>
          </table:table-cell>
          <table:table-cell table:formula="of:=SUM([.I62:.K62])" ns41:value-type="float" table:style-name="ce39" office:value-type="float" office:value="207">
            <text:p>207</text:p>
          </table:table-cell>
          <table:table-cell table:formula="of:=SUM([.L62];[.H62])" ns41:value-type="float" table:style-name="ce39" office:value-type="float" office:value="435">
            <text:p>435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IJsselmuiden</text:p>
          </table:table-cell>
          <table:table-cell table:style-name="ce6"/>
          <table:table-cell ns41:value-type="float" table:style-name="ce25" office:value="172" office:value-type="float">
            <text:p>172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" office:value-type="float">
            <text:p>16</text:p>
          </table:table-cell>
          <table:table-cell table:formula="of:=SUM([.E63:.G63])" ns41:value-type="float" table:style-name="ce39" office:value-type="float" office:value="538">
            <text:p>538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38" office:value-type="float">
            <text:p>38</text:p>
          </table:table-cell>
          <table:table-cell table:formula="of:=SUM([.I63:.K63])" ns41:value-type="float" table:style-name="ce39" office:value-type="float" office:value="594">
            <text:p>594</text:p>
          </table:table-cell>
          <table:table-cell table:formula="of:=SUM([.L63];[.H63])" ns41:value-type="float" table:style-name="ce39" office:value-type="float" office:value="1132">
            <text:p>1132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Zalk </text:p>
          </table:table-cell>
          <table:table-cell table:style-name="ce6"/>
          <table:table-cell ns41:value-type="float" table:style-name="ce25" office:value="94" office:value-type="float">
            <text:p>94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table:formula="of:=SUM([.E64:.G64])" ns41:value-type="float" table:style-name="ce39" office:value-type="float" office:value="344">
            <text:p>34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" office:value-type="float">
            <text:p>12</text:p>
          </table:table-cell>
          <table:table-cell table:formula="of:=SUM([.I64:.K64])" ns41:value-type="float" table:style-name="ce39" office:value-type="float" office:value="307">
            <text:p>307</text:p>
          </table:table-cell>
          <table:table-cell table:formula="of:=SUM([.L64];[.H64])" ns41:value-type="float" table:style-name="ce39" office:value-type="float" office:value="651">
            <text:p>651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47" office:value-type="float">
            <text:p>47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Zwartsluis</text:p>
          </table:table-cell>
          <table:table-cell table:style-name="ce6"/>
          <table:table-cell ns41:value-type="float" table:style-name="ce25" office:value="587" office:value-type="float">
            <text:p>587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4" office:value="1116" office:value-type="float">
            <text:p>1116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50" office:value-type="float">
            <text:p>50</text:p>
          </table:table-cell>
          <table:table-cell table:formula="of:=SUM([.E65:.G65])" ns41:value-type="float" table:style-name="ce39" office:value-type="float" office:value="1790">
            <text:p>1790</text:p>
          </table:table-cell>
          <table:table-cell ns41:value-type="float" table:style-name="ce34" office:value="1080" office:value-type="float">
            <text:p>1080</text:p>
          </table:table-cell>
          <table:table-cell ns41:value-type="float" table:style-name="ce34" office:value="624" office:value-type="float">
            <text:p>624</text:p>
          </table:table-cell>
          <table:table-cell ns41:value-type="float" table:style-name="ce34" office:value="156" office:value-type="float">
            <text:p>156</text:p>
          </table:table-cell>
          <table:table-cell table:formula="of:=SUM([.I65:.K65])" ns41:value-type="float" table:style-name="ce39" office:value-type="float" office:value="1860">
            <text:p>1860</text:p>
          </table:table-cell>
          <table:table-cell table:formula="of:=SUM([.L65];[.H65])" ns41:value-type="float" table:style-name="ce39" office:value-type="float" office:value="3650">
            <text:p>3650</text:p>
          </table:table-cell>
          <table:table-cell ns41:value-type="float" table:style-name="ce34" office:value="3579" office:value-type="float">
            <text:p>357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ce8" office:value-type="string">
            <text:p>Zwollerkerspel</text:p>
          </table:table-cell>
          <table:table-cell table:style-name="ce6"/>
          <table:table-cell ns41:value-type="float" table:style-name="ce25" office:value="613" office:value-type="float">
            <text:p>613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0" office:value-type="float">
            <text:p>70</text:p>
          </table:table-cell>
          <table:table-cell table:formula="of:=SUM([.E66:.G66])" ns41:value-type="float" table:style-name="ce39" office:value-type="float" office:value="2008">
            <text:p>2008</text:p>
          </table:table-cell>
          <table:table-cell ns41:value-type="float" table:style-name="ce34" office:value="1215" office:value-type="float">
            <text:p>1215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108" office:value-type="float">
            <text:p>108</text:p>
          </table:table-cell>
          <table:table-cell table:formula="of:=SUM([.I66:.K66])" ns41:value-type="float" table:style-name="ce39" office:value-type="float" office:value="1892">
            <text:p>1892</text:p>
          </table:table-cell>
          <table:table-cell table:formula="of:=SUM([.L66];[.H66])" ns41:value-type="float" table:style-name="ce39" office:value-type="float" office:value="3900">
            <text:p>3900</text:p>
          </table:table-cell>
          <table:table-cell ns41:value-type="float" table:style-name="ce34" office:value="3024" office:value-type="float">
            <text:p>3024</text:p>
          </table:table-cell>
          <table:table-cell ns41:value-type="float" table:style-name="ce34" office:value="876" office:value-type="float">
            <text:p>876</text:p>
          </table:table-cell>
          <table:table-cell table:style-name="ce34" table:number-columns-repeated="2"/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3" office:value-type="string">
            <text:p>Totaal</text:p>
          </table:table-cell>
          <table:table-cell table:style-name="ce6"/>
          <table:table-cell table:formula="of:=SUM([.C8:.C65])" ns41:value-type="float" table:style-name="ce26" office:value-type="float" office:value="25801">
            <text:p>25801</text:p>
          </table:table-cell>
          <table:table-cell table:formula="of:=SUM([.D8:.D65])" ns41:value-type="float" table:style-name="ce35" office:value-type="float" office:value="28928">
            <text:p>28928</text:p>
          </table:table-cell>
          <table:table-cell table:formula="of:=SUM([.E8:.E65])" ns41:value-type="float" table:style-name="ce35" office:value-type="float" office:value="50023">
            <text:p>50023</text:p>
          </table:table-cell>
          <table:table-cell table:formula="of:=SUM([.F8:.F65])" ns41:value-type="float" table:style-name="ce35" office:value-type="float" office:value="24545">
            <text:p>24545</text:p>
          </table:table-cell>
          <table:table-cell table:formula="of:=SUM([.G8:.G65])" ns41:value-type="float" table:style-name="ce35" office:value-type="float" office:value="3220">
            <text:p>3220</text:p>
          </table:table-cell>
          <table:table-cell table:formula="of:=SUM([.H8:.H65])" ns41:value-type="float" table:style-name="ce35" office:value-type="float" office:value="77788">
            <text:p>77788</text:p>
          </table:table-cell>
          <table:table-cell table:formula="of:=SUM([.I8:.I65])" ns41:value-type="float" table:style-name="ce35" office:value-type="float" office:value="45780">
            <text:p>45780</text:p>
          </table:table-cell>
          <table:table-cell table:formula="of:=SUM([.J8:.J65])" ns41:value-type="float" table:style-name="ce35" office:value-type="float" office:value="24411">
            <text:p>24411</text:p>
          </table:table-cell>
          <table:table-cell table:formula="of:=SUM([.K8:.K65])" ns41:value-type="float" table:style-name="ce35" office:value-type="float" office:value="5414">
            <text:p>5414</text:p>
          </table:table-cell>
          <table:table-cell table:formula="of:=SUM([.L8:.L65])" ns41:value-type="float" table:style-name="ce35" office:value-type="float" office:value="75605">
            <text:p>75605</text:p>
          </table:table-cell>
          <table:table-cell table:formula="of:=SUM([.M8:.M65])" ns41:value-type="float" table:style-name="ce35" office:value-type="float" office:value="153393">
            <text:p>153393</text:p>
          </table:table-cell>
          <table:table-cell table:formula="of:=SUM([.N8:.N65])" ns41:value-type="float" table:style-name="ce35" office:value-type="float" office:value="96421">
            <text:p>96421</text:p>
          </table:table-cell>
          <table:table-cell table:formula="of:=SUM([.O8:.O65])" ns41:value-type="float" table:style-name="ce35" office:value-type="float" office:value="54532">
            <text:p>54532</text:p>
          </table:table-cell>
          <table:table-cell table:formula="of:=SUM([.P8:.P65])" ns41:value-type="float" table:style-name="ce35" office:value-type="float" office:value="1681">
            <text:p>1681</text:p>
          </table:table-cell>
          <table:table-cell table:formula="of:=SUM([.Q8:.Q65])" ns41:value-type="float" table:style-name="ce35" office:value-type="float" office:value="289">
            <text:p>289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1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31" table:number-columns-spanned="1" office:value-type="string">
            <text:p>Protestanten</text:p>
          </table:table-cell>
          <table:table-cell ns41:value-type="string" table:number-rows-spanned="4" table:style-name="ce31" table:number-columns-spanned="1" office:value-type="string">
            <text:p>Roomsch-Katholijk</text:p>
          </table:table-cell>
          <table:table-cell ns41:value-type="string" table:number-rows-spanned="4" table:style-name="ce31" table:number-columns-spanned="1" office:value-type="string">
            <text:p>Israëliten</text:p>
          </table:table-cell>
          <table:table-cell ns41:value-type="string" table:number-rows-spanned="4" table:style-name="ce43" table:number-columns-spanned="1" office:value-type="string">
            <text:p>Niet genoemde gezindheden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1" table:style-name="ce37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3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5">
          <table:table-cell ns41:value-type="string" table:style-name="ce74" office:value-type="string">
            <text:p>TOTAAL DER STEDEN</text:p>
          </table:table-cell>
          <table:table-cell table:style-name="ce6"/>
          <table:table-cell ns41:value-type="float" table:style-name="ce24" office:value="7051" office:value-type="float">
            <text:p>7051</text:p>
          </table:table-cell>
          <table:table-cell ns41:value-type="float" table:style-name="ce34" office:value="8080" office:value-type="float">
            <text:p>8080</text:p>
          </table:table-cell>
          <table:table-cell ns41:value-type="float" table:style-name="ce34" office:value="12049" office:value-type="float">
            <text:p>12049</text:p>
          </table:table-cell>
          <table:table-cell ns41:value-type="float" table:style-name="ce34" office:value="6311" office:value-type="float">
            <text:p>6311</text:p>
          </table:table-cell>
          <table:table-cell ns41:value-type="float" table:style-name="ce34" office:value="664" office:value-type="float">
            <text:p>664</text:p>
          </table:table-cell>
          <table:table-cell table:formula="of:=SUM([.E8:.G8])" ns41:value-type="float" table:style-name="ce39" office:value-type="float" office:value="19024">
            <text:p>19024</text:p>
          </table:table-cell>
          <table:table-cell ns41:value-type="float" table:style-name="ce34" office:value="13039" office:value-type="float">
            <text:p>13039</text:p>
          </table:table-cell>
          <table:table-cell ns41:value-type="float" table:style-name="ce34" office:value="6319" office:value-type="float">
            <text:p>6319</text:p>
          </table:table-cell>
          <table:table-cell ns41:value-type="float" table:style-name="ce34" office:value="2019" office:value-type="float">
            <text:p>2019</text:p>
          </table:table-cell>
          <table:table-cell table:formula="of:=SUM([.I8:.K8])" ns41:value-type="float" table:style-name="ce39" office:value-type="float" office:value="21377">
            <text:p>21377</text:p>
          </table:table-cell>
          <table:table-cell table:formula="of:=SUM([.L8];[.H8])" ns41:value-type="float" table:style-name="ce39" office:value-type="float" office:value="40401">
            <text:p>40401</text:p>
          </table:table-cell>
          <table:table-cell ns41:value-type="float" table:style-name="ce34" office:value="30037" office:value-type="float">
            <text:p>30037</text:p>
          </table:table-cell>
          <table:table-cell ns41:value-type="float" table:style-name="ce34" office:value="9263" office:value-type="float">
            <text:p>9263</text:p>
          </table:table-cell>
          <table:table-cell ns41:value-type="float" table:style-name="ce34" office:value="1077" office:value-type="float">
            <text:p>1077</text:p>
          </table:table-cell>
          <table:table-cell ns41:value-type="float" table:style-name="ce34" office:value="24" office:value-type="float">
            <text:p>24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0" office:value-type="float">
            <text:p>60</text:p>
          </table:table-cell>
          <table:table-cell ns41:value-type="float" table:style-name="ce56" office:value="61" office:value-type="float">
            <text:p>61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7</text:p>
          </table:table-cell>
          <table:table-cell table:number-columns-repeated="1001"/>
        </table:table-row>
        <table:table-row table:style-name="ro5">
          <table:table-cell ns41:value-type="string" table:style-name="ce75" office:value-type="string">
            <text:p>TOTAAL DER GEMEENTEN</text:p>
          </table:table-cell>
          <table:table-cell table:style-name="ce6"/>
          <table:table-cell ns41:value-type="float" table:style-name="ce25" office:value="26414" office:value-type="float">
            <text:p>26414</text:p>
          </table:table-cell>
          <table:table-cell ns41:value-type="float" table:style-name="ce34" office:value="29594" office:value-type="float">
            <text:p>29594</text:p>
          </table:table-cell>
          <table:table-cell ns41:value-type="float" table:style-name="ce34" office:value="51396" office:value-type="float">
            <text:p>51396</text:p>
          </table:table-cell>
          <table:table-cell ns41:value-type="float" table:style-name="ce34" office:value="25110" office:value-type="float">
            <text:p>25110</text:p>
          </table:table-cell>
          <table:table-cell ns41:value-type="float" table:style-name="ce34" office:value="3290" office:value-type="float">
            <text:p>3290</text:p>
          </table:table-cell>
          <table:table-cell table:formula="of:=SUM([.E9:.G9])" ns41:value-type="float" table:style-name="ce39" office:value-type="float" office:value="79796">
            <text:p>79796</text:p>
          </table:table-cell>
          <table:table-cell ns41:value-type="float" table:style-name="ce34" office:value="46995" office:value-type="float">
            <text:p>46995</text:p>
          </table:table-cell>
          <table:table-cell ns41:value-type="float" table:style-name="ce34" office:value="24980" office:value-type="float">
            <text:p>24980</text:p>
          </table:table-cell>
          <table:table-cell ns41:value-type="float" table:style-name="ce34" office:value="5522" office:value-type="float">
            <text:p>5522</text:p>
          </table:table-cell>
          <table:table-cell table:formula="of:=SUM([.I9:.K9])" ns41:value-type="float" table:style-name="ce39" office:value-type="float" office:value="77497">
            <text:p>77497</text:p>
          </table:table-cell>
          <table:table-cell table:formula="of:=SUM([.L9];[.H9])" ns41:value-type="float" table:style-name="ce39" office:value-type="float" office:value="157293">
            <text:p>157293</text:p>
          </table:table-cell>
          <table:table-cell ns41:value-type="float" table:style-name="ce34" office:value="99445" office:value-type="float">
            <text:p>99445</text:p>
          </table:table-cell>
          <table:table-cell ns41:value-type="float" table:style-name="ce34" office:value="55878" office:value-type="float">
            <text:p>55878</text:p>
          </table:table-cell>
          <table:table-cell ns41:value-type="float" table:style-name="ce34" office:value="1681" office:value-type="float">
            <text:p>1681</text:p>
          </table:table-cell>
          <table:table-cell ns41:value-type="float" table:style-name="ce34" office:value="289" office:value-type="float">
            <text:p>2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0" office:value-type="float">
            <text:p>60</text:p>
          </table:table-cell>
          <table:table-cell ns41:value-type="float" table:style-name="ce57" office:value="61" office:value-type="float">
            <text:p>61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1:value-type="string" table:style-name="ce76" office:value-type="string">
            <text:p>TOTAAL DER PROVINCIE</text:p>
          </table:table-cell>
          <table:table-cell table:style-name="ce6"/>
          <table:table-cell table:formula="of:=SUM([.C8:.C9])" ns41:value-type="float" table:style-name="ce26" office:value-type="float" office:value="33465">
            <text:p>33465</text:p>
          </table:table-cell>
          <table:table-cell table:formula="of:=SUM([.D8:.D9])" ns41:value-type="float" table:style-name="ce35" office:value-type="float" office:value="37674">
            <text:p>37674</text:p>
          </table:table-cell>
          <table:table-cell table:formula="of:=SUM([.E8:.E9])" ns41:value-type="float" table:style-name="ce35" office:value-type="float" office:value="63445">
            <text:p>63445</text:p>
          </table:table-cell>
          <table:table-cell table:formula="of:=SUM([.F8:.F9])" ns41:value-type="float" table:style-name="ce35" office:value-type="float" office:value="31421">
            <text:p>31421</text:p>
          </table:table-cell>
          <table:table-cell table:formula="of:=SUM([.G8:.G9])" ns41:value-type="float" table:style-name="ce35" office:value-type="float" office:value="3954">
            <text:p>3954</text:p>
          </table:table-cell>
          <table:table-cell table:formula="of:=SUM([.H8:.H9])" ns41:value-type="float" table:style-name="ce35" office:value-type="float" office:value="98820">
            <text:p>98820</text:p>
          </table:table-cell>
          <table:table-cell table:formula="of:=SUM([.I8:.I9])" ns41:value-type="float" table:style-name="ce35" office:value-type="float" office:value="60034">
            <text:p>60034</text:p>
          </table:table-cell>
          <table:table-cell table:formula="of:=SUM([.J8:.J9])" ns41:value-type="float" table:style-name="ce35" office:value-type="float" office:value="31299">
            <text:p>31299</text:p>
          </table:table-cell>
          <table:table-cell table:formula="of:=SUM([.K8:.K9])" ns41:value-type="float" table:style-name="ce35" office:value-type="float" office:value="7541">
            <text:p>7541</text:p>
          </table:table-cell>
          <table:table-cell table:formula="of:=SUM([.L8:.L9])" ns41:value-type="float" table:style-name="ce35" office:value-type="float" office:value="98874">
            <text:p>98874</text:p>
          </table:table-cell>
          <table:table-cell table:formula="of:=SUM([.M8:.M9])" ns41:value-type="float" table:style-name="ce35" office:value-type="float" office:value="197694">
            <text:p>197694</text:p>
          </table:table-cell>
          <table:table-cell table:formula="of:=SUM([.N8:.N9])" ns41:value-type="float" table:style-name="ce35" office:value-type="float" office:value="129482">
            <text:p>129482</text:p>
          </table:table-cell>
          <table:table-cell table:formula="of:=SUM([.O8:.O9])" ns41:value-type="float" table:style-name="ce35" office:value-type="float" office:value="65141">
            <text:p>65141</text:p>
          </table:table-cell>
          <table:table-cell table:formula="of:=SUM([.P8:.P9])" ns41:value-type="float" table:style-name="ce35" office:value-type="float" office:value="2758">
            <text:p>2758</text:p>
          </table:table-cell>
          <table:table-cell table:formula="of:=SUM([.Q8:.Q9])" ns41:value-type="float" table:style-name="ce35" office:value-type="float" office:value="313">
            <text:p>313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0" office:value-type="float">
            <text:p>60</text:p>
          </table:table-cell>
          <table:table-cell ns41:value-type="float" table:style-name="ce58" office:value="61" office:value-type="float">
            <text:p>61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7</text:p>
          </table:table-cell>
          <table:table-cell table:number-columns-repeated="1001"/>
        </table:table-row>
        <table:table-row table:style-name="ro5" table:number-rows-repeated="27">
          <table:table-cell table:number-columns-repeated="1024"/>
        </table:table-row>
        <table:table-row table:style-name="ro5">
          <table:table-cell table:style-name="ce15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0"/>
          <table:table-cell ns41:value-type="string" table:number-rows-spanned="4" table:style-name="ce92" table:number-columns-spanned="1" office:value-type="string">
            <text:p>Telling</text:p>
          </table:table-cell>
          <table:table-cell ns41:value-type="string" table:number-rows-spanned="4" table:style-name="ce53" table:number-columns-spanned="1" office:value-type="string">
            <text:p>Tabel</text:p>
          </table:table-cell>
          <table:table-cell ns41:value-type="string" table:number-rows-spanned="4" table:style-name="ce53" table:number-columns-spanned="1" office:value-type="string">
            <text:p>Pagina links</text:p>
          </table:table-cell>
          <table:table-cell ns41:value-type="string" table:number-rows-spanned="4" table:style-name="ce59" table:number-columns-spanned="1" office:value-type="string">
            <text:p>Pagina rechts</text:p>
          </table:table-cell>
          <table:table-cell ns41:value-type="string" table:number-rows-spanned="4" table:style-name="ce53" table:number-columns-spanned="1" office:value-type="string">
            <text:p>Provincie</text:p>
          </table:table-cell>
          <table:table-cell ns41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82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89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89"/>
          <table:covered-table-cell table:style-name="ce93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</table:table-cell>
          <table:table-cell ns41:value-type="string" table:number-rows-spanned="2" table:style-name="ce33" table:number-columns-spanned="1" office:value-type="string">
            <text:p>Ongehuwd</text:p>
          </table:table-cell>
          <table:table-cell ns41:value-type="string" table:number-rows-spanned="2" table:style-name="ce33" table:number-columns-spanned="1" office:value-type="string">
            <text:p>Gehuwden</text:p>
          </table:table-cell>
          <table:table-cell ns41:value-type="string" table:number-rows-spanned="2" table:style-name="ce33" table:number-columns-spanned="1" office:value-type="string">
            <text:p>Weduwen</text:p>
          </table:table-cell>
          <table:table-cell ns41:value-type="string" table:number-rows-spanned="2" table:style-name="ce91" table:number-columns-spanned="1" office:value-type="string">
            <text:p>Totaal</text:p>
          </table:table-cell>
          <table:covered-table-cell table:style-name="ce93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1"/>
          <table:covered-table-cell table:style-name="ce94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5">
          <table:table-cell ns41:value-type="string" table:style-name="ce77" office:value-type="string">
            <text:p>Beneden het jaar</text:p>
          </table:table-cell>
          <table:table-cell table:style-name="ce6"/>
          <table:table-cell ns41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1:value-type="float" table:style-name="ce87" office:value-type="float" office:value="2495">
            <text:p>2495</text:p>
          </table:table-cell>
          <table:table-cell ns41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1:value-type="float" table:style-name="ce87" office:value-type="float" office:value="2303">
            <text:p>2303</text:p>
          </table:table-cell>
          <table:table-cell ns41:value-type="string" table:style-name="ce50" office:value-type="string">
            <text:p>VT</text:p>
          </table:table-cell>
          <table:table-cell table:style-name="ce56"/>
          <table:table-cell ns41:value-type="float" table:style-name="ce56" office:value="62" office:value-type="float">
            <text:p>62</text:p>
          </table:table-cell>
          <table:table-cell ns41:value-type="float" table:style-name="ce56" office:value="63" office:value-type="float">
            <text:p>63</text:p>
          </table:table-cell>
          <table:table-cell ns41:value-type="string" table:style-name="ce56" office:value-type="string">
            <text:p>OV</text:p>
          </table:table-cell>
          <table:table-cell ns41:value-type="string" table:style-name="ce66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1 tot 2 jaar</text:p>
          </table:table-cell>
          <table:table-cell table:style-name="ce6"/>
          <table:table-cell ns41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1:value-type="float" table:style-name="ce88" office:value-type="float" office:value="3143">
            <text:p>3143</text:p>
          </table:table-cell>
          <table:table-cell ns41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1:value-type="float" table:style-name="ce88" office:value-type="float" office:value="3085">
            <text:p>308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2 tot 3 jaar</text:p>
          </table:table-cell>
          <table:table-cell table:style-name="ce6"/>
          <table:table-cell ns41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1:value-type="float" table:style-name="ce88" office:value-type="float" office:value="2590">
            <text:p>2590</text:p>
          </table:table-cell>
          <table:table-cell ns41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1:value-type="float" table:style-name="ce88" office:value-type="float" office:value="2482">
            <text:p>248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3 tot 4 jaar</text:p>
          </table:table-cell>
          <table:table-cell table:style-name="ce6"/>
          <table:table-cell ns41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1:value-type="float" table:style-name="ce88" office:value-type="float" office:value="2507">
            <text:p>2507</text:p>
          </table:table-cell>
          <table:table-cell ns41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1:value-type="float" table:style-name="ce88" office:value-type="float" office:value="2455">
            <text:p>24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4 tot 5 jaar</text:p>
          </table:table-cell>
          <table:table-cell table:style-name="ce6"/>
          <table:table-cell ns41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1:value-type="float" table:style-name="ce88" office:value-type="float" office:value="2488">
            <text:p>2488</text:p>
          </table:table-cell>
          <table:table-cell ns41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1:value-type="float" table:style-name="ce88" office:value-type="float" office:value="2492">
            <text:p>249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5 tot 6 jaar</text:p>
          </table:table-cell>
          <table:table-cell table:style-name="ce6"/>
          <table:table-cell ns41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1:value-type="float" table:style-name="ce88" office:value-type="float" office:value="2458">
            <text:p>2458</text:p>
          </table:table-cell>
          <table:table-cell ns41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1:value-type="float" table:style-name="ce88" office:value-type="float" office:value="2335">
            <text:p>233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6 tot 8 jaar</text:p>
          </table:table-cell>
          <table:table-cell table:style-name="ce6"/>
          <table:table-cell ns41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1:value-type="float" table:style-name="ce88" office:value-type="float" office:value="4335">
            <text:p>4335</text:p>
          </table:table-cell>
          <table:table-cell ns41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1:value-type="float" table:style-name="ce88" office:value-type="float" office:value="4155">
            <text:p>415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8 tot 10 jaar</text:p>
          </table:table-cell>
          <table:table-cell table:style-name="ce6"/>
          <table:table-cell ns41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1:value-type="float" table:style-name="ce88" office:value-type="float" office:value="4200">
            <text:p>4200</text:p>
          </table:table-cell>
          <table:table-cell ns41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1:value-type="float" table:style-name="ce88" office:value-type="float" office:value="4147">
            <text:p>414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10 tot 12 jaar</text:p>
          </table:table-cell>
          <table:table-cell table:style-name="ce6"/>
          <table:table-cell ns41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1:value-type="float" table:style-name="ce88" office:value-type="float" office:value="4430">
            <text:p>4430</text:p>
          </table:table-cell>
          <table:table-cell ns41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1:value-type="float" table:style-name="ce88" office:value-type="float" office:value="4251">
            <text:p>425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12 tot 14 jaar</text:p>
          </table:table-cell>
          <table:table-cell table:style-name="ce6"/>
          <table:table-cell ns41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1:value-type="float" table:style-name="ce88" office:value-type="float" office:value="4617">
            <text:p>4617</text:p>
          </table:table-cell>
          <table:table-cell ns41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1:value-type="float" table:style-name="ce88" office:value-type="float" office:value="4296">
            <text:p>42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14 tot 16 jaar</text:p>
          </table:table-cell>
          <table:table-cell table:style-name="ce6"/>
          <table:table-cell ns41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1:value-type="float" table:style-name="ce88" office:value-type="float" office:value="4570">
            <text:p>4570</text:p>
          </table:table-cell>
          <table:table-cell ns41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1:value-type="float" table:style-name="ce88" office:value-type="float" office:value="4458">
            <text:p>445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16 tot 20 jaar</text:p>
          </table:table-cell>
          <table:table-cell table:style-name="ce6"/>
          <table:table-cell ns41:value-type="float" table:style-name="ce84" office:value="7371" office:value-type="float">
            <text:p>7371</text:p>
          </table:table-cell>
          <table:table-cell ns41:value-type="float" table:style-name="ce88" office:value="38" office:value-type="float">
            <text:p>38</text:p>
          </table:table-cell>
          <table:table-cell table:style-name="ce88"/>
          <table:table-cell table:formula="of:=SUM([.C19:.E19])" ns41:value-type="float" table:style-name="ce88" office:value-type="float" office:value="7409">
            <text:p>7409</text:p>
          </table:table-cell>
          <table:table-cell ns41:value-type="float" table:style-name="ce88" office:value="7543" office:value-type="float">
            <text:p>7543</text:p>
          </table:table-cell>
          <table:table-cell ns41:value-type="float" table:style-name="ce88" office:value="131" office:value-type="float">
            <text:p>131</text:p>
          </table:table-cell>
          <table:table-cell table:style-name="ce95"/>
          <table:table-cell table:formula="of:=SUM([.G19:.I19])" ns41:value-type="float" table:style-name="ce88" office:value-type="float" office:value="7674">
            <text:p>767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20 tot 25 jaar</text:p>
          </table:table-cell>
          <table:table-cell table:style-name="ce6"/>
          <table:table-cell ns41:value-type="float" table:style-name="ce84" office:value="6938" office:value-type="float">
            <text:p>693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8" office:value-type="float">
            <text:p>8</text:p>
          </table:table-cell>
          <table:table-cell table:formula="of:=SUM([.C20:.E20])" ns41:value-type="float" table:style-name="ce88" office:value-type="float" office:value="7623">
            <text:p>7623</text:p>
          </table:table-cell>
          <table:table-cell ns41:value-type="float" table:style-name="ce88" office:value="7005" office:value-type="float">
            <text:p>7005</text:p>
          </table:table-cell>
          <table:table-cell ns41:value-type="float" table:style-name="ce88" office:value="1559" office:value-type="float">
            <text:p>1559</text:p>
          </table:table-cell>
          <table:table-cell ns41:value-type="float" table:style-name="ce88" office:value="13" office:value-type="float">
            <text:p>13</text:p>
          </table:table-cell>
          <table:table-cell table:formula="of:=SUM([.G20:.I20])" ns41:value-type="float" table:style-name="ce88" office:value-type="float" office:value="8577">
            <text:p>85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25 tot 30 jaar</text:p>
          </table:table-cell>
          <table:table-cell table:style-name="ce6"/>
          <table:table-cell ns41:value-type="float" table:style-name="ce84" office:value="4387" office:value-type="float">
            <text:p>4387</text:p>
          </table:table-cell>
          <table:table-cell ns41:value-type="float" table:style-name="ce88" office:value="2734" office:value-type="float">
            <text:p>2734</text:p>
          </table:table-cell>
          <table:table-cell ns41:value-type="float" table:style-name="ce88" office:value="40" office:value-type="float">
            <text:p>40</text:p>
          </table:table-cell>
          <table:table-cell table:formula="of:=SUM([.C21:.E21])" ns41:value-type="float" table:style-name="ce88" office:value-type="float" office:value="7161">
            <text:p>7161</text:p>
          </table:table-cell>
          <table:table-cell ns41:value-type="float" table:style-name="ce88" office:value="3448" office:value-type="float">
            <text:p>3448</text:p>
          </table:table-cell>
          <table:table-cell ns41:value-type="float" table:style-name="ce88" office:value="3922" office:value-type="float">
            <text:p>3922</text:p>
          </table:table-cell>
          <table:table-cell ns41:value-type="float" table:style-name="ce88" office:value="75" office:value-type="float">
            <text:p>75</text:p>
          </table:table-cell>
          <table:table-cell table:formula="of:=SUM([.G21:.I21])" ns41:value-type="float" table:style-name="ce88" office:value-type="float" office:value="7445">
            <text:p>744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30 tot 35 jaar</text:p>
          </table:table-cell>
          <table:table-cell table:style-name="ce6"/>
          <table:table-cell ns41:value-type="float" table:style-name="ce84" office:value="2287" office:value-type="float">
            <text:p>2287</text:p>
          </table:table-cell>
          <table:table-cell ns41:value-type="float" table:style-name="ce88" office:value="4154" office:value-type="float">
            <text:p>4154</text:p>
          </table:table-cell>
          <table:table-cell ns41:value-type="float" table:style-name="ce88" office:value="104" office:value-type="float">
            <text:p>104</text:p>
          </table:table-cell>
          <table:table-cell table:formula="of:=SUM([.C22:.E22])" ns41:value-type="float" table:style-name="ce88" office:value-type="float" office:value="6545">
            <text:p>6545</text:p>
          </table:table-cell>
          <table:table-cell ns41:value-type="float" table:style-name="ce88" office:value="1680" office:value-type="float">
            <text:p>1680</text:p>
          </table:table-cell>
          <table:table-cell ns41:value-type="float" table:style-name="ce88" office:value="4839" office:value-type="float">
            <text:p>4839</text:p>
          </table:table-cell>
          <table:table-cell ns41:value-type="float" table:style-name="ce88" office:value="175" office:value-type="float">
            <text:p>175</text:p>
          </table:table-cell>
          <table:table-cell table:formula="of:=SUM([.G22:.I22])" ns41:value-type="float" table:style-name="ce88" office:value-type="float" office:value="6694">
            <text:p>66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35 tot 40 jaar</text:p>
          </table:table-cell>
          <table:table-cell table:style-name="ce6"/>
          <table:table-cell ns41:value-type="float" table:style-name="ce84" office:value="1390" office:value-type="float">
            <text:p>1390</text:p>
          </table:table-cell>
          <table:table-cell ns41:value-type="float" table:style-name="ce88" office:value="4726" office:value-type="float">
            <text:p>4726</text:p>
          </table:table-cell>
          <table:table-cell ns41:value-type="float" table:style-name="ce88" office:value="135" office:value-type="float">
            <text:p>135</text:p>
          </table:table-cell>
          <table:table-cell table:formula="of:=SUM([.C23:.E23])" ns41:value-type="float" table:style-name="ce88" office:value-type="float" office:value="6251">
            <text:p>6251</text:p>
          </table:table-cell>
          <table:table-cell ns41:value-type="float" table:style-name="ce88" office:value="1031" office:value-type="float">
            <text:p>1031</text:p>
          </table:table-cell>
          <table:table-cell ns41:value-type="float" table:style-name="ce88" office:value="4837" office:value-type="float">
            <text:p>4837</text:p>
          </table:table-cell>
          <table:table-cell ns41:value-type="float" table:style-name="ce88" office:value="265" office:value-type="float">
            <text:p>265</text:p>
          </table:table-cell>
          <table:table-cell table:formula="of:=SUM([.G23:.I23])" ns41:value-type="float" table:style-name="ce88" office:value-type="float" office:value="6133">
            <text:p>613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40 tot 45 jaar</text:p>
          </table:table-cell>
          <table:table-cell table:style-name="ce6"/>
          <table:table-cell ns41:value-type="float" table:style-name="ce84" office:value="834" office:value-type="float">
            <text:p>834</text:p>
          </table:table-cell>
          <table:table-cell ns41:value-type="float" table:style-name="ce88" office:value="4612" office:value-type="float">
            <text:p>4612</text:p>
          </table:table-cell>
          <table:table-cell ns41:value-type="float" table:style-name="ce88" office:value="220" office:value-type="float">
            <text:p>220</text:p>
          </table:table-cell>
          <table:table-cell table:formula="of:=SUM([.C24:.E24])" ns41:value-type="float" table:style-name="ce88" office:value-type="float" office:value="5666">
            <text:p>5666</text:p>
          </table:table-cell>
          <table:table-cell ns41:value-type="float" table:style-name="ce88" office:value="746" office:value-type="float">
            <text:p>746</text:p>
          </table:table-cell>
          <table:table-cell ns41:value-type="float" table:style-name="ce88" office:value="4313" office:value-type="float">
            <text:p>4313</text:p>
          </table:table-cell>
          <table:table-cell ns41:value-type="float" table:style-name="ce88" office:value="456" office:value-type="float">
            <text:p>456</text:p>
          </table:table-cell>
          <table:table-cell table:formula="of:=SUM([.G24:.I24])" ns41:value-type="float" table:style-name="ce88" office:value-type="float" office:value="5515">
            <text:p>551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45 tot 50 jaar</text:p>
          </table:table-cell>
          <table:table-cell table:style-name="ce6"/>
          <table:table-cell ns41:value-type="float" table:style-name="ce84" office:value="608" office:value-type="float">
            <text:p>608</text:p>
          </table:table-cell>
          <table:table-cell ns41:value-type="float" table:style-name="ce88" office:value="3878" office:value-type="float">
            <text:p>3878</text:p>
          </table:table-cell>
          <table:table-cell ns41:value-type="float" table:style-name="ce88" office:value="289" office:value-type="float">
            <text:p>289</text:p>
          </table:table-cell>
          <table:table-cell table:formula="of:=SUM([.C25:.E25])" ns41:value-type="float" table:style-name="ce88" office:value-type="float" office:value="4775">
            <text:p>4775</text:p>
          </table:table-cell>
          <table:table-cell ns41:value-type="float" table:style-name="ce88" office:value="496" office:value-type="float">
            <text:p>496</text:p>
          </table:table-cell>
          <table:table-cell ns41:value-type="float" table:style-name="ce88" office:value="3606" office:value-type="float">
            <text:p>3606</text:p>
          </table:table-cell>
          <table:table-cell ns41:value-type="float" table:style-name="ce88" office:value="615" office:value-type="float">
            <text:p>615</text:p>
          </table:table-cell>
          <table:table-cell table:formula="of:=SUM([.G25:.I25])" ns41:value-type="float" table:style-name="ce88" office:value-type="float" office:value="4717">
            <text:p>471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50 tot 53 jaar</text:p>
          </table:table-cell>
          <table:table-cell table:style-name="ce6"/>
          <table:table-cell ns41:value-type="float" table:style-name="ce84" office:value="361" office:value-type="float">
            <text:p>361</text:p>
          </table:table-cell>
          <table:table-cell ns41:value-type="float" table:style-name="ce88" office:value="2263" office:value-type="float">
            <text:p>2263</text:p>
          </table:table-cell>
          <table:table-cell ns41:value-type="float" table:style-name="ce88" office:value="238" office:value-type="float">
            <text:p>238</text:p>
          </table:table-cell>
          <table:table-cell table:formula="of:=SUM([.C26:.E26])" ns41:value-type="float" table:style-name="ce88" office:value-type="float" office:value="2862">
            <text:p>2862</text:p>
          </table:table-cell>
          <table:table-cell ns41:value-type="float" table:style-name="ce88" office:value="335" office:value-type="float">
            <text:p>335</text:p>
          </table:table-cell>
          <table:table-cell ns41:value-type="float" table:style-name="ce88" office:value="1920" office:value-type="float">
            <text:p>1920</text:p>
          </table:table-cell>
          <table:table-cell ns41:value-type="float" table:style-name="ce88" office:value="543" office:value-type="float">
            <text:p>543</text:p>
          </table:table-cell>
          <table:table-cell table:formula="of:=SUM([.G26:.I26])" ns41:value-type="float" table:style-name="ce88" office:value-type="float" office:value="2798">
            <text:p>2798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53 tot 56 jaar</text:p>
          </table:table-cell>
          <table:table-cell table:style-name="ce6"/>
          <table:table-cell ns41:value-type="float" table:style-name="ce84" office:value="259" office:value-type="float">
            <text:p>259</text:p>
          </table:table-cell>
          <table:table-cell ns41:value-type="float" table:style-name="ce88" office:value="1715" office:value-type="float">
            <text:p>1715</text:p>
          </table:table-cell>
          <table:table-cell ns41:value-type="float" table:style-name="ce88" office:value="245" office:value-type="float">
            <text:p>245</text:p>
          </table:table-cell>
          <table:table-cell table:formula="of:=SUM([.C27:.E27])" ns41:value-type="float" table:style-name="ce88" office:value-type="float" office:value="2219">
            <text:p>2219</text:p>
          </table:table-cell>
          <table:table-cell ns41:value-type="float" table:style-name="ce88" office:value="239" office:value-type="float">
            <text:p>239</text:p>
          </table:table-cell>
          <table:table-cell ns41:value-type="float" table:style-name="ce88" office:value="1458" office:value-type="float">
            <text:p>1458</text:p>
          </table:table-cell>
          <table:table-cell ns41:value-type="float" table:style-name="ce88" office:value="505" office:value-type="float">
            <text:p>505</text:p>
          </table:table-cell>
          <table:table-cell table:formula="of:=SUM([.G27:.I27])" ns41:value-type="float" table:style-name="ce88" office:value-type="float" office:value="2202">
            <text:p>220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56 tot 59 jaar</text:p>
          </table:table-cell>
          <table:table-cell table:style-name="ce6"/>
          <table:table-cell ns41:value-type="float" table:style-name="ce84" office:value="171" office:value-type="float">
            <text:p>171</text:p>
          </table:table-cell>
          <table:table-cell ns41:value-type="float" table:style-name="ce88" office:value="1368" office:value-type="float">
            <text:p>1368</text:p>
          </table:table-cell>
          <table:table-cell ns41:value-type="float" table:style-name="ce88" office:value="213" office:value-type="float">
            <text:p>213</text:p>
          </table:table-cell>
          <table:table-cell table:formula="of:=SUM([.C28:.E28])" ns41:value-type="float" table:style-name="ce88" office:value-type="float" office:value="1752">
            <text:p>1752</text:p>
          </table:table-cell>
          <table:table-cell ns41:value-type="float" table:style-name="ce88" office:value="166" office:value-type="float">
            <text:p>166</text:p>
          </table:table-cell>
          <table:table-cell ns41:value-type="float" table:style-name="ce88" office:value="1100" office:value-type="float">
            <text:p>1100</text:p>
          </table:table-cell>
          <table:table-cell ns41:value-type="float" table:style-name="ce88" office:value="527" office:value-type="float">
            <text:p>527</text:p>
          </table:table-cell>
          <table:table-cell table:formula="of:=SUM([.G28:.I28])" ns41:value-type="float" table:style-name="ce88" office:value-type="float" office:value="1793">
            <text:p>179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59 tot 62 jaar</text:p>
          </table:table-cell>
          <table:table-cell table:style-name="ce6"/>
          <table:table-cell ns41:value-type="float" table:style-name="ce84" office:value="232" office:value-type="float">
            <text:p>232</text:p>
          </table:table-cell>
          <table:table-cell ns41:value-type="float" table:style-name="ce88" office:value="1391" office:value-type="float">
            <text:p>1391</text:p>
          </table:table-cell>
          <table:table-cell ns41:value-type="float" table:style-name="ce88" office:value="326" office:value-type="float">
            <text:p>326</text:p>
          </table:table-cell>
          <table:table-cell table:formula="of:=SUM([.C29:.E29])" ns41:value-type="float" table:style-name="ce88" office:value-type="float" office:value="1949">
            <text:p>1949</text:p>
          </table:table-cell>
          <table:table-cell ns41:value-type="float" table:style-name="ce88" office:value="192" office:value-type="float">
            <text:p>192</text:p>
          </table:table-cell>
          <table:table-cell ns41:value-type="float" table:style-name="ce88" office:value="1060" office:value-type="float">
            <text:p>1060</text:p>
          </table:table-cell>
          <table:table-cell ns41:value-type="float" table:style-name="ce88" office:value="644" office:value-type="float">
            <text:p>644</text:p>
          </table:table-cell>
          <table:table-cell table:formula="of:=SUM([.G29:.I29])" ns41:value-type="float" table:style-name="ce88" office:value-type="float" office:value="1896">
            <text:p>189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62 tot 65 jaar</text:p>
          </table:table-cell>
          <table:table-cell table:style-name="ce6"/>
          <table:table-cell ns41:value-type="float" table:style-name="ce84" office:value="159" office:value-type="float">
            <text:p>159</text:p>
          </table:table-cell>
          <table:table-cell ns41:value-type="float" table:style-name="ce88" office:value="1091" office:value-type="float">
            <text:p>1091</text:p>
          </table:table-cell>
          <table:table-cell ns41:value-type="float" table:style-name="ce88" office:value="320" office:value-type="float">
            <text:p>320</text:p>
          </table:table-cell>
          <table:table-cell table:formula="of:=SUM([.C30:.E30])" ns41:value-type="float" table:style-name="ce88" office:value-type="float" office:value="1570">
            <text:p>1570</text:p>
          </table:table-cell>
          <table:table-cell ns41:value-type="float" table:style-name="ce88" office:value="159" office:value-type="float">
            <text:p>159</text:p>
          </table:table-cell>
          <table:table-cell ns41:value-type="float" table:style-name="ce88" office:value="815" office:value-type="float">
            <text:p>815</text:p>
          </table:table-cell>
          <table:table-cell ns41:value-type="float" table:style-name="ce88" office:value="642" office:value-type="float">
            <text:p>642</text:p>
          </table:table-cell>
          <table:table-cell table:formula="of:=SUM([.G30:.I30])" ns41:value-type="float" table:style-name="ce88" office:value-type="float" office:value="1616">
            <text:p>161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65 tot 67 jaar</text:p>
          </table:table-cell>
          <table:table-cell table:style-name="ce6"/>
          <table:table-cell ns41:value-type="float" table:style-name="ce84" office:value="118" office:value-type="float">
            <text:p>118</text:p>
          </table:table-cell>
          <table:table-cell ns41:value-type="float" table:style-name="ce88" office:value="677" office:value-type="float">
            <text:p>677</text:p>
          </table:table-cell>
          <table:table-cell ns41:value-type="float" table:style-name="ce88" office:value="235" office:value-type="float">
            <text:p>235</text:p>
          </table:table-cell>
          <table:table-cell table:formula="of:=SUM([.C31:.E31])" ns41:value-type="float" table:style-name="ce88" office:value-type="float" office:value="1030">
            <text:p>1030</text:p>
          </table:table-cell>
          <table:table-cell ns41:value-type="float" table:style-name="ce88" office:value="102" office:value-type="float">
            <text:p>102</text:p>
          </table:table-cell>
          <table:table-cell ns41:value-type="float" table:style-name="ce88" office:value="498" office:value-type="float">
            <text:p>498</text:p>
          </table:table-cell>
          <table:table-cell ns41:value-type="float" table:style-name="ce88" office:value="471" office:value-type="float">
            <text:p>471</text:p>
          </table:table-cell>
          <table:table-cell table:formula="of:=SUM([.G31:.I31])" ns41:value-type="float" table:style-name="ce88" office:value-type="float" office:value="1071">
            <text:p>107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67 tot 69 jaar</text:p>
          </table:table-cell>
          <table:table-cell table:style-name="ce6"/>
          <table:table-cell ns41:value-type="float" table:style-name="ce84" office:value="68" office:value-type="float">
            <text:p>68</text:p>
          </table:table-cell>
          <table:table-cell ns41:value-type="float" table:style-name="ce88" office:value="483" office:value-type="float">
            <text:p>483</text:p>
          </table:table-cell>
          <table:table-cell ns41:value-type="float" table:style-name="ce88" office:value="213" office:value-type="float">
            <text:p>213</text:p>
          </table:table-cell>
          <table:table-cell table:formula="of:=SUM([.C32:.E32])" ns41:value-type="float" table:style-name="ce88" office:value-type="float" office:value="764">
            <text:p>764</text:p>
          </table:table-cell>
          <table:table-cell ns41:value-type="float" table:style-name="ce88" office:value="77" office:value-type="float">
            <text:p>77</text:p>
          </table:table-cell>
          <table:table-cell ns41:value-type="float" table:style-name="ce88" office:value="310" office:value-type="float">
            <text:p>310</text:p>
          </table:table-cell>
          <table:table-cell ns41:value-type="float" table:style-name="ce88" office:value="400" office:value-type="float">
            <text:p>400</text:p>
          </table:table-cell>
          <table:table-cell table:formula="of:=SUM([.G32:.I32])" ns41:value-type="float" table:style-name="ce88" office:value-type="float" office:value="787">
            <text:p>78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69 tot 71 jaar</text:p>
          </table:table-cell>
          <table:table-cell table:style-name="ce6"/>
          <table:table-cell ns41:value-type="float" table:style-name="ce84" office:value="106" office:value-type="float">
            <text:p>106</text:p>
          </table:table-cell>
          <table:table-cell ns41:value-type="float" table:style-name="ce88" office:value="504" office:value-type="float">
            <text:p>504</text:p>
          </table:table-cell>
          <table:table-cell ns41:value-type="float" table:style-name="ce88" office:value="257" office:value-type="float">
            <text:p>257</text:p>
          </table:table-cell>
          <table:table-cell table:formula="of:=SUM([.C33:.E33])" ns41:value-type="float" table:style-name="ce88" office:value-type="float" office:value="867">
            <text:p>867</text:p>
          </table:table-cell>
          <table:table-cell ns41:value-type="float" table:style-name="ce88" office:value="89" office:value-type="float">
            <text:p>89</text:p>
          </table:table-cell>
          <table:table-cell ns41:value-type="float" table:style-name="ce88" office:value="274" office:value-type="float">
            <text:p>274</text:p>
          </table:table-cell>
          <table:table-cell ns41:value-type="float" table:style-name="ce88" office:value="526" office:value-type="float">
            <text:p>526</text:p>
          </table:table-cell>
          <table:table-cell table:formula="of:=SUM([.G33:.I33])" ns41:value-type="float" table:style-name="ce88" office:value-type="float" office:value="889">
            <text:p>88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71 tot 73 jaar</text:p>
          </table:table-cell>
          <table:table-cell table:style-name="ce6"/>
          <table:table-cell ns41:value-type="float" table:style-name="ce84" office:value="74" office:value-type="float">
            <text:p>74</text:p>
          </table:table-cell>
          <table:table-cell ns41:value-type="float" table:style-name="ce88" office:value="276" office:value-type="float">
            <text:p>276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4:.E34])" ns41:value-type="float" table:style-name="ce88" office:value-type="float" office:value="540">
            <text:p>540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88" office:value="187" office:value-type="float">
            <text:p>187</text:p>
          </table:table-cell>
          <table:table-cell ns41:value-type="float" table:style-name="ce88" office:value="277" office:value-type="float">
            <text:p>277</text:p>
          </table:table-cell>
          <table:table-cell table:formula="of:=SUM([.G34:.I34])" ns41:value-type="float" table:style-name="ce88" office:value-type="float" office:value="519">
            <text:p>51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73 tot 75 jaar</text:p>
          </table:table-cell>
          <table:table-cell table:style-name="ce6"/>
          <table:table-cell ns41:value-type="float" table:style-name="ce84" office:value="64" office:value-type="float">
            <text:p>64</text:p>
          </table:table-cell>
          <table:table-cell ns41:value-type="float" table:style-name="ce88" office:value="254" office:value-type="float">
            <text:p>254</text:p>
          </table:table-cell>
          <table:table-cell ns41:value-type="float" table:style-name="ce88" office:value="190" office:value-type="float">
            <text:p>190</text:p>
          </table:table-cell>
          <table:table-cell table:formula="of:=SUM([.C35:.E35])" ns41:value-type="float" table:style-name="ce88" office:value-type="float" office:value="508">
            <text:p>508</text:p>
          </table:table-cell>
          <table:table-cell ns41:value-type="float" table:style-name="ce88" office:value="52" office:value-type="float">
            <text:p>52</text:p>
          </table:table-cell>
          <table:table-cell ns41:value-type="float" table:style-name="ce88" office:value="170" office:value-type="float">
            <text:p>170</text:p>
          </table:table-cell>
          <table:table-cell ns41:value-type="float" table:style-name="ce88" office:value="324" office:value-type="float">
            <text:p>324</text:p>
          </table:table-cell>
          <table:table-cell table:formula="of:=SUM([.G35:.I35])" ns41:value-type="float" table:style-name="ce88" office:value-type="float" office:value="546">
            <text:p>54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75 tot 77 jaar</text:p>
          </table:table-cell>
          <table:table-cell table:style-name="ce6"/>
          <table:table-cell ns41:value-type="float" table:style-name="ce84" office:value="48" office:value-type="float">
            <text:p>48</text:p>
          </table:table-cell>
          <table:table-cell ns41:value-type="float" table:style-name="ce88" office:value="223" office:value-type="float">
            <text:p>223</text:p>
          </table:table-cell>
          <table:table-cell ns41:value-type="float" table:style-name="ce88" office:value="200" office:value-type="float">
            <text:p>200</text:p>
          </table:table-cell>
          <table:table-cell table:formula="of:=SUM([.C36:.E36])" ns41:value-type="float" table:style-name="ce88" office:value-type="float" office:value="471">
            <text:p>471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133" office:value-type="float">
            <text:p>133</text:p>
          </table:table-cell>
          <table:table-cell ns41:value-type="float" table:style-name="ce88" office:value="298" office:value-type="float">
            <text:p>298</text:p>
          </table:table-cell>
          <table:table-cell table:formula="of:=SUM([.G36:.I36])" ns41:value-type="float" table:style-name="ce88" office:value-type="float" office:value="477">
            <text:p>47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77 tot 79 jaar</text:p>
          </table:table-cell>
          <table:table-cell table:style-name="ce6"/>
          <table:table-cell ns41:value-type="float" table:style-name="ce84" office:value="42" office:value-type="float">
            <text:p>42</text:p>
          </table:table-cell>
          <table:table-cell ns41:value-type="float" table:style-name="ce88" office:value="143" office:value-type="float">
            <text:p>143</text:p>
          </table:table-cell>
          <table:table-cell ns41:value-type="float" table:style-name="ce88" office:value="123" office:value-type="float">
            <text:p>123</text:p>
          </table:table-cell>
          <table:table-cell table:formula="of:=SUM([.C37:.E37])" ns41:value-type="float" table:style-name="ce88" office:value-type="float" office:value="308">
            <text:p>308</text:p>
          </table:table-cell>
          <table:table-cell ns41:value-type="float" table:style-name="ce88" office:value="35" office:value-type="float">
            <text:p>35</text:p>
          </table:table-cell>
          <table:table-cell ns41:value-type="float" table:style-name="ce88" office:value="62" office:value-type="float">
            <text:p>62</text:p>
          </table:table-cell>
          <table:table-cell ns41:value-type="float" table:style-name="ce88" office:value="224" office:value-type="float">
            <text:p>224</text:p>
          </table:table-cell>
          <table:table-cell table:formula="of:=SUM([.G37:.I37])" ns41:value-type="float" table:style-name="ce88" office:value-type="float" office:value="321">
            <text:p>32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79 tot 81 jaar</text:p>
          </table:table-cell>
          <table:table-cell table:style-name="ce6"/>
          <table:table-cell ns41:value-type="float" table:style-name="ce84" office:value="37" office:value-type="float">
            <text:p>37</text:p>
          </table:table-cell>
          <table:table-cell ns41:value-type="float" table:style-name="ce88" office:value="100" office:value-type="float">
            <text:p>100</text:p>
          </table:table-cell>
          <table:table-cell ns41:value-type="float" table:style-name="ce88" office:value="137" office:value-type="float">
            <text:p>137</text:p>
          </table:table-cell>
          <table:table-cell table:formula="of:=SUM([.C38:.E38])" ns41:value-type="float" table:style-name="ce88" office:value-type="float" office:value="274">
            <text:p>274</text:p>
          </table:table-cell>
          <table:table-cell ns41:value-type="float" table:style-name="ce88" office:value="40" office:value-type="float">
            <text:p>40</text:p>
          </table:table-cell>
          <table:table-cell ns41:value-type="float" table:style-name="ce88" office:value="45" office:value-type="float">
            <text:p>45</text:p>
          </table:table-cell>
          <table:table-cell ns41:value-type="float" table:style-name="ce88" office:value="209" office:value-type="float">
            <text:p>209</text:p>
          </table:table-cell>
          <table:table-cell table:formula="of:=SUM([.G38:.I38])" ns41:value-type="float" table:style-name="ce88" office:value-type="float" office:value="294">
            <text:p>29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81 tot 83 jaar</text:p>
          </table:table-cell>
          <table:table-cell table:style-name="ce6"/>
          <table:table-cell ns41:value-type="float" table:style-name="ce84" office:value="16" office:value-type="float">
            <text:p>16</text:p>
          </table:table-cell>
          <table:table-cell ns41:value-type="float" table:style-name="ce88" office:value="46" office:value-type="float">
            <text:p>46</text:p>
          </table:table-cell>
          <table:table-cell ns41:value-type="float" table:style-name="ce88" office:value="88" office:value-type="float">
            <text:p>88</text:p>
          </table:table-cell>
          <table:table-cell table:formula="of:=SUM([.C39:.E39])" ns41:value-type="float" table:style-name="ce88" office:value-type="float" office:value="150">
            <text:p>150</text:p>
          </table:table-cell>
          <table:table-cell ns41:value-type="float" table:style-name="ce88" office:value="7" office:value-type="float">
            <text:p>7</text:p>
          </table:table-cell>
          <table:table-cell ns41:value-type="float" table:style-name="ce88" office:value="22" office:value-type="float">
            <text:p>22</text:p>
          </table:table-cell>
          <table:table-cell ns41:value-type="float" table:style-name="ce88" office:value="108" office:value-type="float">
            <text:p>108</text:p>
          </table:table-cell>
          <table:table-cell table:formula="of:=SUM([.G39:.I39])" ns41:value-type="float" table:style-name="ce88" office:value-type="float" office:value="137">
            <text:p>137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83 tot 85 jaar</text:p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0" office:value-type="float">
            <text:p>20</text:p>
          </table:table-cell>
          <table:table-cell ns41:value-type="float" table:style-name="ce88" office:value="60" office:value-type="float">
            <text:p>60</text:p>
          </table:table-cell>
          <table:table-cell table:formula="of:=SUM([.C40:.E40])" ns41:value-type="float" table:style-name="ce88" office:value-type="float" office:value="94">
            <text:p>94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23" office:value-type="float">
            <text:p>23</text:p>
          </table:table-cell>
          <table:table-cell ns41:value-type="float" table:style-name="ce88" office:value="91" office:value-type="float">
            <text:p>91</text:p>
          </table:table-cell>
          <table:table-cell table:formula="of:=SUM([.G40:.I40])" ns41:value-type="float" table:style-name="ce88" office:value-type="float" office:value="126">
            <text:p>12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85 tot 87 jaar</text:p>
          </table:table-cell>
          <table:table-cell table:style-name="ce6"/>
          <table:table-cell ns41:value-type="float" table:style-name="ce84" office:value="14" office:value-type="float">
            <text:p>14</text:p>
          </table:table-cell>
          <table:table-cell ns41:value-type="float" table:style-name="ce88" office:value="25" office:value-type="float">
            <text:p>25</text:p>
          </table:table-cell>
          <table:table-cell ns41:value-type="float" table:style-name="ce88" office:value="54" office:value-type="float">
            <text:p>54</text:p>
          </table:table-cell>
          <table:table-cell table:formula="of:=SUM([.C41:.E41])" ns41:value-type="float" table:style-name="ce88" office:value-type="float" office:value="93">
            <text:p>93</text:p>
          </table:table-cell>
          <table:table-cell ns41:value-type="float" office:value="7" table:style-name="ce88" table:number-columns-repeated="2" office:value-type="float">
            <text:p>7</text:p>
          </table:table-cell>
          <table:table-cell ns41:value-type="float" table:style-name="ce88" office:value="72" office:value-type="float">
            <text:p>72</text:p>
          </table:table-cell>
          <table:table-cell table:formula="of:=SUM([.G41:.I41])" ns41:value-type="float" table:style-name="ce88" office:value-type="float" office:value="86">
            <text:p>86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87 tot 89 jaar</text:p>
          </table:table-cell>
          <table:table-cell table:style-name="ce6"/>
          <table:table-cell ns41:value-type="float" table:style-name="ce84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ns41:value-type="float" table:style-name="ce88" office:value="34" office:value-type="float">
            <text:p>34</text:p>
          </table:table-cell>
          <table:table-cell table:formula="of:=SUM([.C42:.E42])" ns41:value-type="float" table:style-name="ce88" office:value-type="float" office:value="49">
            <text:p>49</text:p>
          </table:table-cell>
          <table:table-cell ns41:value-type="float" table:style-name="ce88" office:value="5" office:value-type="float">
            <text:p>5</text:p>
          </table:table-cell>
          <table:table-cell ns41:value-type="float" table:style-name="ce88" office:value="4" office:value-type="float">
            <text:p>4</text:p>
          </table:table-cell>
          <table:table-cell ns41:value-type="float" table:style-name="ce88" office:value="25" office:value-type="float">
            <text:p>25</text:p>
          </table:table-cell>
          <table:table-cell table:formula="of:=SUM([.G42:.I42])" ns41:value-type="float" table:style-name="ce88" office:value-type="float" office:value="34">
            <text:p>34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89 tot 90 jaar</text:p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float" table:style-name="ce88" office:value="12" office:value-type="float">
            <text:p>12</text:p>
          </table:table-cell>
          <table:table-cell table:formula="of:=SUM([.C43:.E43])" ns41:value-type="float" table:style-name="ce88" office:value-type="float" office:value="17">
            <text:p>17</text:p>
          </table:table-cell>
          <table:table-cell ns41:value-type="float" table:style-name="ce88" office:value="2" office:value-type="float">
            <text:p>2</text:p>
          </table:table-cell>
          <table:table-cell table:style-name="ce88"/>
          <table:table-cell ns41:value-type="float" table:style-name="ce88" office:value="9" office:value-type="float">
            <text:p>9</text:p>
          </table:table-cell>
          <table:table-cell table:formula="of:=SUM([.G43:.I43])" ns41:value-type="float" table:style-name="ce88" office:value-type="float" office:value="11">
            <text:p>1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90 tot 91 jaar</text:p>
          </table:table-cell>
          <table:table-cell table:style-name="ce6"/>
          <table:table-cell ns41:value-type="float" table:style-name="ce84" office:value="5" office:value-type="float">
            <text:p>5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9" office:value-type="float">
            <text:p>9</text:p>
          </table:table-cell>
          <table:table-cell table:formula="of:=SUM([.C44:.E44])" ns41:value-type="float" table:style-name="ce88" office:value-type="float" office:value="16">
            <text:p>16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ns41:value-type="float" table:style-name="ce88" office:value="19" office:value-type="float">
            <text:p>19</text:p>
          </table:table-cell>
          <table:table-cell table:formula="of:=SUM([.G44:.I44])" ns41:value-type="float" table:style-name="ce88" office:value-type="float" office:value="23">
            <text:p>2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91 tot 92 jaar</text:p>
          </table:table-cell>
          <table:table-cell table:style-name="ce6"/>
          <table:table-cell ns41:value-type="float" table:style-name="ce84" office:value="2" office:value-type="float">
            <text:p>2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3" office:value-type="float">
            <text:p>3</text:p>
          </table:table-cell>
          <table:table-cell table:formula="of:=SUM([.C45:.E45])" ns41:value-type="float" table:style-name="ce88" office:value-type="float" office:value="6">
            <text:p>6</text:p>
          </table:table-cell>
          <table:table-cell ns41:value-type="float" table:style-name="ce88" office:value="1" office:value-type="float">
            <text:p>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6" office:value-type="float">
            <text:p>6</text:p>
          </table:table-cell>
          <table:table-cell table:formula="of:=SUM([.G45:.I45])" ns41:value-type="float" table:style-name="ce88" office:value-type="float" office:value="9">
            <text:p>9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92 tot 93 jaar</text:p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C46:.E46])" ns41:value-type="float" table:style-name="ce88" office:value-type="float" office:value="4">
            <text:p>4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4" office:value-type="float">
            <text:p>4</text:p>
          </table:table-cell>
          <table:table-cell table:formula="of:=SUM([.G46:.I46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93 tot 94 jaar</text:p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ns41:value-type="float" office:value="2" table:style-name="ce88" table:number-columns-repeated="2" office:value-type="float">
            <text:p>2</text:p>
          </table:table-cell>
          <table:table-cell table:formula="of:=SUM([.C47:.E47])" ns41:value-type="float" table:style-name="ce88" office:value-type="float" office:value="5">
            <text:p>5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47:.I47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94 tot 95 jaar</text:p>
          </table:table-cell>
          <table:table-cell table:style-name="ce6"/>
          <table:table-cell table:style-name="ce84"/>
          <table:table-cell ns41:value-type="float" office:value="1" table:style-name="ce88" table:number-columns-repeated="2" office:value-type="float">
            <text:p>1</text:p>
          </table:table-cell>
          <table:table-cell table:formula="of:=SUM([.C48:.E48])" ns41:value-type="float" table:style-name="ce88" office:value-type="float" office:value="2">
            <text:p>2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48:.I48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95 tot 96 jaar</text:p>
          </table:table-cell>
          <table:table-cell table:style-name="ce6"/>
          <table:table-cell ns41:value-type="float" table:style-name="ce84" office:value="1" office:value-type="float">
            <text:p>1</text:p>
          </table:table-cell>
          <table:table-cell table:style-name="ce88"/>
          <table:table-cell ns41:value-type="float" table:style-name="ce88" office:value="2" office:value-type="float">
            <text:p>2</text:p>
          </table:table-cell>
          <table:table-cell table:formula="of:=SUM([.C49:.E49])" ns41:value-type="float" table:style-name="ce88" office:value-type="float" office:value="3">
            <text:p>3</text:p>
          </table:table-cell>
          <table:table-cell table:style-name="ce88" table:number-columns-repeated="2"/>
          <table:table-cell ns41:value-type="float" table:style-name="ce88" office:value="3" office:value-type="float">
            <text:p>3</text:p>
          </table:table-cell>
          <table:table-cell table:formula="of:=SUM([.G49:.I49])" ns41:value-type="float" table:style-name="ce88" office:value-type="float" office:value="3">
            <text:p>3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96 tot 97 jaar</text:p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0:.E50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1" office:value-type="float">
            <text:p>1</text:p>
          </table:table-cell>
          <table:table-cell table:formula="of:=SUM([.G50:.I50])" ns41:value-type="float" table:style-name="ce88" office:value-type="float" office:value="1">
            <text:p>1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97 tot 98 jaar</text:p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1:.E51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2" office:value-type="float">
            <text:p>2</text:p>
          </table:table-cell>
          <table:table-cell table:formula="of:=SUM([.G51:.I51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8" office:value-type="string">
            <text:p>Van 98 tot 99 jaar</text:p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1:value-type="float" table:style-name="ce88" office:value-type="float" office:value="0">
            <text:p>0</text:p>
          </table:table-cell>
          <table:table-cell ns41:value-type="float" table:style-name="ce88" office:value="1" office:value-type="float">
            <text:p>1</text:p>
          </table:table-cell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G52:.I52])" ns41:value-type="float" table:style-name="ce88" office:value-type="float" office:value="2">
            <text:p>2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9" office:value-type="string">
            <text:p>Van 99 tot 100 jaar</text:p>
          </table:table-cell>
          <table:table-cell table:style-name="ce6"/>
          <table:table-cell table:style-name="ce84"/>
          <table:table-cell table:style-name="ce88"/>
          <table:table-cell ns41:value-type="float" table:style-name="ce88" office:value="1" office:value-type="float">
            <text:p>1</text:p>
          </table:table-cell>
          <table:table-cell table:formula="of:=SUM([.C53:.E53])" ns41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1:value-type="float" table:style-name="ce88" office:value-type="float" office:value="0">
            <text:p>0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5">
          <table:table-cell ns41:value-type="string" table:style-name="ce79" office:value-type="string">
            <text:p>Van 100 enz.</text:p>
          </table:table-cell>
          <table:table-cell table:style-name="ce6"/>
          <table:table-cell table:style-name="ce84"/>
          <table:table-cell ns41:value-type="float" table:style-name="ce88" office:value="1" office:value-type="float">
            <text:p>1</text:p>
          </table:table-cell>
          <table:table-cell table:style-name="ce88"/>
          <table:table-cell table:formula="of:=SUM([.C54:.E54])" ns41:value-type="float" table:style-name="ce88" office:value-type="float" office:value="1">
            <text:p>1</text:p>
          </table:table-cell>
          <table:table-cell table:style-name="ce88" table:number-columns-repeated="2"/>
          <table:table-cell ns41:value-type="float" table:style-name="ce88" office:value="5" office:value-type="float">
            <text:p>5</text:p>
          </table:table-cell>
          <table:table-cell table:formula="of:=SUM([.G54:.I54])" ns41:value-type="float" table:style-name="ce88" office:value-type="float" office:value="5">
            <text:p>5</text:p>
          </table:table-cell>
          <table:table-cell ns41:value-type="string" table:style-name="ce51" office:value-type="string">
            <text:p>VT</text:p>
          </table:table-cell>
          <table:table-cell table:style-name="ce57"/>
          <table:table-cell ns41:value-type="float" table:style-name="ce57" office:value="62" office:value-type="float">
            <text:p>62</text:p>
          </table:table-cell>
          <table:table-cell ns41:value-type="float" table:style-name="ce57" office:value="63" office:value-type="float">
            <text:p>63</text:p>
          </table:table-cell>
          <table:table-cell ns41:value-type="string" table:style-name="ce57" office:value-type="string">
            <text:p>OV</text:p>
          </table:table-cell>
          <table:table-cell ns41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1:value-type="string" table:style-name="ce80" office:value-type="string">
            <text:p>Totaal</text:p>
          </table:table-cell>
          <table:table-cell table:style-name="ce6"/>
          <table:table-cell table:formula="of:=SUM([.C8:.C54])" ns41:value-type="float" table:style-name="ce85" office:value-type="float" office:value="63445">
            <text:p>63445</text:p>
          </table:table-cell>
          <table:table-cell table:formula="of:=SUM([.D8:.D54])" ns41:value-type="float" table:style-name="ce96" office:value-type="float" office:value="31421">
            <text:p>31421</text:p>
          </table:table-cell>
          <table:table-cell table:formula="of:=SUM([.E8:.E54])" ns41:value-type="float" table:style-name="ce96" office:value-type="float" office:value="3954">
            <text:p>3954</text:p>
          </table:table-cell>
          <table:table-cell table:formula="of:=SUM([.F8:.F54])" ns41:value-type="float" table:style-name="ce96" office:value-type="float" office:value="98820">
            <text:p>98820</text:p>
          </table:table-cell>
          <table:table-cell table:formula="of:=SUM([.G8:.G54])" ns41:value-type="float" table:style-name="ce96" office:value-type="float" office:value="60034">
            <text:p>60034</text:p>
          </table:table-cell>
          <table:table-cell table:formula="of:=SUM([.H8:.H54])" ns41:value-type="float" table:style-name="ce96" office:value-type="float" office:value="31299">
            <text:p>31299</text:p>
          </table:table-cell>
          <table:table-cell table:formula="of:=SUM([.I8:.I54])" ns41:value-type="float" table:style-name="ce96" office:value-type="float" office:value="7541">
            <text:p>7541</text:p>
          </table:table-cell>
          <table:table-cell table:formula="of:=SUM([.J8:.J54])" ns41:value-type="float" table:style-name="ce96" office:value-type="float" office:value="98874">
            <text:p>98874</text:p>
          </table:table-cell>
          <table:table-cell ns41:value-type="string" table:style-name="ce52" office:value-type="string">
            <text:p>VT</text:p>
          </table:table-cell>
          <table:table-cell table:style-name="ce58"/>
          <table:table-cell ns41:value-type="float" table:style-name="ce58" office:value="62" office:value-type="float">
            <text:p>62</text:p>
          </table:table-cell>
          <table:table-cell ns41:value-type="float" table:style-name="ce58" office:value="63" office:value-type="float">
            <text:p>63</text:p>
          </table:table-cell>
          <table:table-cell ns41:value-type="string" table:style-name="ce58" office:value-type="string">
            <text:p>OV</text:p>
          </table:table-cell>
          <table:table-cell ns41:value-type="string" table:style-name="ce68" office:value-type="string">
            <text:p>39_0098</text:p>
          </table:table-cell>
          <table:table-cell table:number-columns-repeated="100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